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Consolas" svg:font-family="Consolas" style:font-family-generic="swiss" style:font-pitch="fixed"/>
    <style:font-face style:name="JetBrains Mono" svg:font-family="'JetBrains Mono'" style:font-family-generic="swiss" style:font-pitch="fixed"/>
    <style:font-face style:name="Arial" svg:font-family="Arial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5.82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04ce4" officeooo:paragraph-rsid="0013629c" style:font-weight-asian="normal" style:font-weight-complex="normal"/>
    </style:style>
    <style:style style:name="P2" style:family="paragraph" style:parent-style-name="Text_20_body">
      <style:text-properties fo:font-weight="normal" officeooo:rsid="0027e3cd" officeooo:paragraph-rsid="0027e3cd" style:font-weight-asian="normal" style:font-weight-complex="normal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paragraph-rsid="000f7f6f" style:font-size-asian="14pt" style:font-size-complex="14pt"/>
    </style:style>
    <style:style style:name="P5" style:family="paragraph" style:parent-style-name="Text_20_body">
      <style:text-properties fo:font-size="14pt" officeooo:rsid="0013629c" officeooo:paragraph-rsid="0013629c" style:font-size-asian="14pt" style:font-size-complex="14pt"/>
    </style:style>
    <style:style style:name="P6" style:family="paragraph" style:parent-style-name="Text_20_body">
      <style:text-properties fo:font-size="14pt" fo:font-weight="bold" officeooo:rsid="000f7f6f" officeooo:paragraph-rsid="000f7f6f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0104ce4" officeooo:paragraph-rsid="00104ce4" style:font-size-asian="14pt" style:font-weight-asian="bold" style:font-size-complex="14pt" style:font-weight-complex="bold"/>
    </style:style>
    <style:style style:name="P8" style:family="paragraph" style:parent-style-name="Text_20_body">
      <style:text-properties officeooo:paragraph-rsid="001a9e89"/>
    </style:style>
    <style:style style:name="P9" style:family="paragraph" style:parent-style-name="Text_20_body">
      <style:text-properties style:font-name="Consolas" fo:font-size="11pt" fo:font-weight="normal" officeooo:paragraph-rsid="001a9e89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onsolas" fo:font-size="11pt" fo:font-weight="normal" officeooo:rsid="001a9e89" officeooo:paragraph-rsid="001a9e89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size-asian="15pt" style:font-size-complex="15pt"/>
    </style:style>
    <style:style style:name="P13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 style:font-size-asian="15pt" style:font-size-complex="15pt"/>
    </style:style>
    <style:style style:name="P14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size="14pt" fo:font-weight="normal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.282cm" loext:contextual-spacing="false" fo:line-height="156%" fo:text-align="center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fo:font-size="14pt" style:text-underline-style="none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Standard">
      <style:text-properties fo:color="#000000" style:font-name="Consolas" fo:font-size="11pt" style:font-size-asian="11pt" style:font-size-complex="11pt"/>
    </style:style>
    <style:style style:name="P19" style:family="paragraph" style:parent-style-name="Standard">
      <style:text-properties style:font-name="Consolas" fo:font-size="11pt" style:font-size-asian="11pt" style:font-size-complex="11pt"/>
    </style:style>
    <style:style style:name="P20" style:family="paragraph" style:parent-style-name="Standard">
      <style:text-properties style:font-name="Consolas" fo:font-size="12pt" officeooo:paragraph-rsid="002e4d69" style:font-size-asian="12pt" style:font-size-complex="12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officeooo:rsid="00299517" officeooo:paragraph-rsid="00299517" style:font-size-asian="14pt" style:font-size-complex="14pt"/>
    </style:style>
    <style:style style:name="P23" style:family="paragraph" style:parent-style-name="Table_20_Contents">
      <style:text-properties fo:color="#000000" fo:font-size="14pt" style:font-size-asian="14pt" style:font-size-complex="14pt"/>
    </style:style>
    <style:style style:name="P24" style:family="paragraph" style:parent-style-name="Text_20_body" style:master-page-name="Standard">
      <style:paragraph-properties fo:text-align="center" style:justify-single-word="false" style:page-number="1"/>
      <style:text-properties fo:font-variant="small-caps" fo:color="#000000" style:text-line-through-style="none" style:text-line-through-type="none" style:font-name="Times New Roman1" fo:font-size="14pt" fo:font-style="normal" style:text-underline-style="none" fo:font-weight="normal" officeooo:rsid="000f7f6f" officeooo:paragraph-rsid="000f7f6f" style:text-blinking="false" fo:background-color="transparent" style:font-name-asian="Times New Roman2" style:font-size-asian="14pt" style:font-name-complex="Times New Roman2" style:font-size-complex="14pt"/>
    </style:style>
    <style:style style:name="P25" style:family="paragraph" style:parent-style-name="Text_20_body" style:list-style-name="L1">
      <style:text-properties fo:font-size="14pt" fo:font-weight="normal" officeooo:rsid="0013629c" officeooo:paragraph-rsid="0013629c" style:font-size-asian="14pt" style:font-weight-asian="normal" style:font-size-complex="14pt" style:font-weight-complex="normal"/>
    </style:style>
    <style:style style:name="P26" style:family="paragraph" style:parent-style-name="Text_20_body" style:list-style-name="L1">
      <style:text-properties fo:font-size="14pt" fo:font-weight="normal" officeooo:rsid="0013629c" officeooo:paragraph-rsid="002b6b36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fo:font-weight="normal" officeooo:rsid="00299517" officeooo:paragraph-rsid="00299517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font-size="14pt" fo:font-weight="bold" officeooo:rsid="001a9e89" officeooo:paragraph-rsid="0027e3cd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weight="bold" officeooo:rsid="000f7f6f" officeooo:paragraph-rsid="000f7f6f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size="14pt" fo:font-weight="bold" officeooo:rsid="00299517" officeooo:paragraph-rsid="00299517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14pt" officeooo:rsid="0013629c" officeooo:paragraph-rsid="002b6b36" style:font-size-asian="14pt" style:font-size-complex="14pt"/>
    </style:style>
    <style:style style:name="P32" style:family="paragraph" style:parent-style-name="Text_20_body">
      <style:text-properties officeooo:paragraph-rsid="00299517"/>
    </style:style>
    <style:style style:name="P33" style:family="paragraph" style:parent-style-name="Text_20_body">
      <style:text-properties officeooo:paragraph-rsid="002b6b36"/>
    </style:style>
    <style:style style:name="P34" style:family="paragraph" style:parent-style-name="Text_20_body">
      <style:text-properties officeooo:paragraph-rsid="002e4d69"/>
    </style:style>
    <style:style style:name="T1" style:family="text">
      <style:text-properties officeooo:rsid="000f7f6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9e89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6" style:family="text">
      <style:text-properties fo:font-size="14pt" fo:font-weight="normal" officeooo:rsid="0013629c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af32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67dc3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9949d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a9e8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33d5c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99517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b6b36" style:font-size-asian="14pt" style:font-weight-asian="normal" style:font-size-complex="14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1c451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3629c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4af32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67dc3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845a1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a9e89" style:font-size-asian="14pt" style:font-weight-asian="bold" style:font-size-complex="14pt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1c451" style:font-size-asian="14pt" style:font-size-complex="14pt"/>
    </style:style>
    <style:style style:name="T23" style:family="text">
      <style:text-properties fo:font-size="14pt" officeooo:rsid="0013629c" style:font-size-asian="14pt" style:font-size-complex="14pt"/>
    </style:style>
    <style:style style:name="T24" style:family="text">
      <style:text-properties fo:font-size="14pt" officeooo:rsid="0014af32" style:font-size-asian="14pt" style:font-size-complex="14pt"/>
    </style:style>
    <style:style style:name="T25" style:family="text">
      <style:text-properties fo:font-size="14pt" officeooo:rsid="00167dc3" style:font-size-asian="14pt" style:font-size-complex="14pt"/>
    </style:style>
    <style:style style:name="T26" style:family="text">
      <style:text-properties fo:font-size="14pt" officeooo:rsid="001845a1" style:font-size-asian="14pt" style:font-size-complex="14pt"/>
    </style:style>
    <style:style style:name="T27" style:family="text">
      <style:text-properties fo:font-size="14pt" officeooo:rsid="001a9e89" style:font-size-asian="14pt" style:font-size-complex="14pt"/>
    </style:style>
    <style:style style:name="T28" style:family="text">
      <style:text-properties fo:font-size="14pt" officeooo:rsid="002b6b36" style:font-size-asian="14pt" style:font-size-complex="14pt"/>
    </style:style>
    <style:style style:name="T29" style:family="text">
      <style:text-properties fo:font-weight="bold" officeooo:rsid="000f7f6f" style:font-weight-asian="bold" style:font-weight-complex="bold"/>
    </style:style>
    <style:style style:name="T30" style:family="text">
      <style:text-properties style:font-name="Consolas" fo:font-size="14pt" fo:font-weight="bold" officeooo:rsid="001a9e89" style:font-size-asian="14pt" style:font-weight-asian="bold" style:font-size-complex="14pt" style:font-weight-complex="bold"/>
    </style:style>
    <style:style style:name="T31" style:family="text">
      <style:text-properties style:font-name="Consolas" fo:font-size="11pt" fo:font-weight="normal" officeooo:rsid="001a9e89" style:font-size-asian="11pt" style:font-weight-asian="normal" style:font-size-complex="11pt" style:font-weight-complex="normal"/>
    </style:style>
    <style:style style:name="T32" style:family="text">
      <style:text-properties style:font-name="Consolas" fo:font-weight="normal" officeooo:rsid="001a9e89" style:font-weight-asian="normal" style:font-weight-complex="normal"/>
    </style:style>
    <style:style style:name="T33" style:family="text">
      <style:text-properties officeooo:rsid="00299517"/>
    </style:style>
    <style:style style:name="T34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fo:color="#000000" style:font-name="Consolas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0000" style:font-name="Consolas" fo:font-size="12pt" fo:font-style="normal" fo:font-weight="normal" style:font-size-asian="12pt" style:font-style-asian="normal" style:font-weight-asian="normal" style:font-size-complex="12pt"/>
    </style:style>
    <style:style style:name="T38" style:family="text">
      <style:text-properties officeooo:rsid="002b6b36"/>
    </style:style>
    <style:style style:name="T39" style:family="text">
      <style:text-properties fo:color="#9e880d" style:font-name="JetBrains Mono" fo:font-size="10pt" fo:font-style="normal" fo:font-weight="normal" officeooo:rsid="001a9e89" style:font-size-asian="10pt" style:font-style-asian="normal" style:font-weight-asian="normal" style:font-size-complex="11pt" style:font-weight-complex="normal"/>
    </style:style>
    <style:style style:name="T40" style:family="text">
      <style:text-properties fo:color="#9e880d" style:font-name="JetBrains Mono" fo:font-size="12pt" fo:font-style="normal" fo:font-weight="normal" officeooo:rsid="001a9e89" style:font-size-asian="12pt" style:font-style-asian="normal" style:font-weight-asian="normal" style:font-size-complex="12pt" style:font-weight-complex="normal"/>
    </style:style>
    <style:style style:name="T41" style:family="text">
      <style:text-properties fo:color="#9e880d" style:font-name="JetBrains Mono1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e880d" style:font-name="JetBrains Mono1" fo:font-size="12pt" fo:font-style="normal" fo:font-weight="normal" style:font-size-asian="12pt" style:font-style-asian="normal" style:font-weight-asian="normal" style:font-size-complex="12pt"/>
    </style:style>
    <style:style style:name="T43" style:family="text">
      <style:text-properties fo:color="#9e880d" style:font-name="Consolas" fo:font-size="10pt" fo:font-style="normal" fo:font-weight="normal" officeooo:rsid="001a9e89" style:font-size-asian="10pt" style:font-style-asian="normal" style:font-weight-asian="normal" style:font-size-complex="11pt" style:font-weight-complex="normal"/>
    </style:style>
    <style:style style:name="T44" style:family="text">
      <style:text-properties fo:color="#9e880d" style:font-name="Consolas" fo:font-size="10pt" fo:font-style="normal" fo:font-weight="normal" style:font-size-asian="10pt" style:font-style-asian="normal" style:font-weight-asian="normal"/>
    </style:style>
    <style:style style:name="T45" style:family="text">
      <style:text-properties fo:color="#9e880d" style:font-name="Consolas" fo:font-size="12pt" fo:font-style="normal" fo:font-weight="normal" officeooo:rsid="001a9e89" style:font-size-asian="12pt" style:font-style-asian="normal" style:font-weight-asian="normal" style:font-size-complex="12pt" style:font-weight-complex="normal"/>
    </style:style>
    <style:style style:name="T46" style:family="text">
      <style:text-properties fo:color="#9e880d" style:font-name="Consolas" fo:font-size="12pt" fo:font-style="normal" fo:font-weight="normal" style:font-size-asian="12pt" style:font-style-asian="normal" style:font-weight-asian="normal" style:font-size-complex="12pt"/>
    </style:style>
    <style:style style:name="T47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80808" style:font-name="JetBrains Mono1" fo:font-style="normal" fo:font-weight="normal" style:font-style-asian="normal" style:font-weight-asian="normal"/>
    </style:style>
    <style:style style:name="T49" style:family="text">
      <style:text-properties fo:color="#080808" style:font-name="JetBrains Mono1" fo:font-size="12pt" fo:font-style="normal" fo:font-weight="normal" style:font-size-asian="12pt" style:font-style-asian="normal" style:font-weight-asian="normal" style:font-size-complex="12pt"/>
    </style:style>
    <style:style style:name="T50" style:family="text">
      <style:text-properties fo:color="#080808" fo:font-style="normal" fo:font-weight="normal" style:font-style-asian="normal" style:font-weight-asian="normal"/>
    </style:style>
    <style:style style:name="T51" style:family="text">
      <style:text-properties fo:color="#080808" fo:font-style="normal" fo:font-weight="normal" officeooo:rsid="002e16dc" style:font-style-asian="normal" style:font-weight-asian="normal"/>
    </style:style>
    <style:style style:name="T52" style:family="text">
      <style:text-properties fo:color="#080808" style:font-name="Consolas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80808" style:font-name="Consolas" fo:font-size="12pt" fo:font-style="normal" fo:font-weight="normal" style:font-size-asian="12pt" style:font-style-asian="normal" style:font-weight-asian="normal" style:font-size-complex="12pt"/>
    </style:style>
    <style:style style:name="T54" style:family="text">
      <style:text-properties fo:color="#067d17" style:font-name="JetBrains Mono1" fo:font-size="10pt" fo:font-style="normal" fo:font-weight="normal" style:font-size-asian="10pt" style:font-style-asian="normal" style:font-weight-asian="normal"/>
    </style:style>
    <style:style style:name="T55" style:family="text">
      <style:text-properties fo:color="#067d17" style:font-name="JetBrains Mono1" fo:font-size="12pt" fo:font-style="normal" fo:font-weight="normal" style:font-size-asian="12pt" style:font-style-asian="normal" style:font-weight-asian="normal" style:font-size-complex="12pt"/>
    </style:style>
    <style:style style:name="T56" style:family="text">
      <style:text-properties fo:color="#067d17" style:font-name="Consolas" fo:font-size="10pt" fo:font-style="normal" fo:font-weight="normal" style:font-size-asian="10pt" style:font-style-asian="normal" style:font-weight-asian="normal"/>
    </style:style>
    <style:style style:name="T57" style:family="text">
      <style:text-properties fo:color="#067d17" style:font-name="Consolas" fo:font-size="12pt" fo:font-style="normal" fo:font-weight="normal" style:font-size-asian="12pt" style:font-style-asian="normal" style:font-weight-asian="normal" style:font-size-complex="12pt"/>
    </style:style>
    <style:style style:name="T58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59" style:family="text">
      <style:text-properties fo:color="#0033b3" style:font-name="JetBrains Mono1" fo:font-style="normal" fo:font-weight="normal" style:font-style-asian="normal" style:font-weight-asian="normal"/>
    </style:style>
    <style:style style:name="T60" style:family="text">
      <style:text-properties fo:color="#0033b3" style:font-name="JetBrains Mono1" fo:font-size="12pt" fo:font-style="normal" fo:font-weight="normal" style:font-size-asian="12pt" style:font-style-asian="normal" style:font-weight-asian="normal" style:font-size-complex="12pt"/>
    </style:style>
    <style:style style:name="T61" style:family="text">
      <style:text-properties fo:color="#0033b3" fo:font-style="normal" fo:font-weight="normal" style:font-style-asian="normal" style:font-weight-asian="normal"/>
    </style:style>
    <style:style style:name="T62" style:family="text">
      <style:text-properties fo:color="#0033b3" style:font-name="Consolas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033b3" style:font-name="Consolas" fo:font-size="12pt" fo:font-style="normal" fo:font-weight="normal" style:font-size-asian="12pt" style:font-style-asian="normal" style:font-weight-asian="normal" style:font-size-complex="12pt"/>
    </style:style>
    <style:style style:name="T64" style:family="text">
      <style:text-properties fo:color="#371f80" style:font-name="JetBrains Mono1" fo:font-size="10pt" fo:font-style="normal" fo:font-weight="normal" style:font-size-asian="10pt" style:font-style-asian="normal" style:font-weight-asian="normal"/>
    </style:style>
    <style:style style:name="T65" style:family="text">
      <style:text-properties fo:color="#371f8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66" style:family="text">
      <style:text-properties fo:color="#371f80" style:font-name="Consolas" fo:font-size="10pt" fo:font-style="normal" fo:font-weight="normal" style:font-size-asian="10pt" style:font-style-asian="normal" style:font-weight-asian="normal"/>
    </style:style>
    <style:style style:name="T67" style:family="text">
      <style:text-properties fo:color="#371f80" style:font-name="Consolas" fo:font-size="12pt" fo:font-style="normal" fo:font-weight="normal" style:font-size-asian="12pt" style:font-style-asian="normal" style:font-weight-asian="normal" style:font-size-complex="12pt"/>
    </style:style>
    <style:style style:name="T68" style:family="text">
      <style:text-properties fo:color="#008080" style:font-name="JetBrains Mono1" fo:font-size="10pt" fo:font-style="normal" fo:font-weight="normal" style:font-size-asian="10pt" style:font-style-asian="normal" style:font-weight-asian="normal"/>
    </style:style>
    <style:style style:name="T69" style:family="text">
      <style:text-properties fo:color="#008080" style:font-name="JetBrains Mono1" fo:font-size="12pt" fo:font-style="normal" fo:font-weight="normal" style:font-size-asian="12pt" style:font-style-asian="normal" style:font-weight-asian="normal" style:font-size-complex="12pt"/>
    </style:style>
    <style:style style:name="T70" style:family="text">
      <style:text-properties fo:color="#008080" style:font-name="Consolas" fo:font-size="10pt" fo:font-style="normal" fo:font-weight="normal" style:font-size-asian="10pt" style:font-style-asian="normal" style:font-weight-asian="normal"/>
    </style:style>
    <style:style style:name="T71" style:family="text">
      <style:text-properties fo:color="#008080" style:font-name="Consolas" fo:font-size="12pt" fo:font-style="normal" fo:font-weight="normal" style:font-size-asian="12pt" style:font-style-asian="normal" style:font-weight-asian="normal" style:font-size-complex="12pt"/>
    </style:style>
    <style:style style:name="T72" style:family="text">
      <style:text-properties fo:color="#00627a" style:font-name="JetBrains Mono1" fo:font-size="10pt" fo:font-style="normal" fo:font-weight="normal" style:font-size-asian="10pt" style:font-style-asian="normal" style:font-weight-asian="normal"/>
    </style:style>
    <style:style style:name="T73" style:family="text">
      <style:text-properties fo:color="#00627a" style:font-name="JetBrains Mono1" fo:font-size="12pt" fo:font-style="normal" fo:font-weight="normal" style:font-size-asian="12pt" style:font-style-asian="normal" style:font-weight-asian="normal" style:font-size-complex="12pt"/>
    </style:style>
    <style:style style:name="T74" style:family="text">
      <style:text-properties fo:color="#00627a" style:font-name="Consolas" fo:font-size="10pt" fo:font-style="normal" fo:font-weight="normal" style:font-size-asian="10pt" style:font-style-asian="normal" style:font-weight-asian="normal"/>
    </style:style>
    <style:style style:name="T75" style:family="text">
      <style:text-properties fo:color="#00627a" style:font-name="Consolas" fo:font-size="12pt" fo:font-style="normal" fo:font-weight="normal" style:font-size-asian="12pt" style:font-style-asian="normal" style:font-weight-asian="normal" style:font-size-complex="12pt"/>
    </style:style>
    <style:style style:name="T76" style:family="text">
      <style:text-properties fo:color="#1750eb" style:font-name="JetBrains Mono1" fo:font-size="10pt" fo:font-style="normal" fo:font-weight="normal" style:font-size-asian="10pt" style:font-style-asian="normal" style:font-weight-asian="normal"/>
    </style:style>
    <style:style style:name="T77" style:family="text">
      <style:text-properties fo:color="#1750eb" style:font-name="JetBrains Mono1" fo:font-style="normal" fo:font-weight="normal" style:font-style-asian="normal" style:font-weight-asian="normal"/>
    </style:style>
    <style:style style:name="T78" style:family="text">
      <style:text-properties fo:color="#1750eb" style:font-name="JetBrains Mono1" fo:font-size="12pt" fo:font-style="normal" fo:font-weight="normal" style:font-size-asian="12pt" style:font-style-asian="normal" style:font-weight-asian="normal" style:font-size-complex="12pt"/>
    </style:style>
    <style:style style:name="T79" style:family="text">
      <style:text-properties fo:color="#1750eb" fo:font-style="normal" fo:font-weight="normal" style:font-style-asian="normal" style:font-weight-asian="normal"/>
    </style:style>
    <style:style style:name="T80" style:family="text">
      <style:text-properties fo:color="#1750eb" style:font-name="Consolas" fo:font-size="10pt" fo:font-style="normal" fo:font-weight="normal" style:font-size-asian="10pt" style:font-style-asian="normal" style:font-weight-asian="normal"/>
    </style:style>
    <style:style style:name="T81" style:family="text">
      <style:text-properties fo:color="#1750eb" style:font-name="Consolas" fo:font-size="12pt" fo:font-style="normal" fo:font-weight="normal" style:font-size-asian="12pt" style:font-style-asian="normal" style:font-weight-asian="normal" style:font-size-complex="12pt"/>
    </style:style>
    <style:style style:name="T82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83" style:family="text">
      <style:text-properties style:font-name="JetBrains Mono1" fo:font-style="normal" fo:font-weight="normal" style:font-style-asian="normal" style:font-weight-asian="normal"/>
    </style:style>
    <style:style style:name="T84" style:family="text">
      <style:text-properties fo:font-style="normal" fo:font-weight="normal" style:font-style-asian="normal" style:font-weight-asian="normal"/>
    </style:style>
    <style:style style:name="T85" style:family="text">
      <style:text-properties style:font-name="Consolas"/>
    </style:style>
    <style:style style:name="T86" style:family="text">
      <style:text-properties style:font-name="Consolas" fo:font-size="12pt" style:font-size-asian="12pt" style:font-size-complex="12pt"/>
    </style:style>
    <style:style style:name="T87" style:family="text">
      <style:text-properties fo:color="#660e7a" style:font-name="JetBrains Mono1" fo:font-size="10pt" fo:font-style="normal" fo:font-weight="normal" style:font-size-asian="10pt" style:font-style-asian="normal" style:font-weight-asian="normal"/>
    </style:style>
    <style:style style:name="T88" style:family="text">
      <style:text-properties fo:color="#660e7a" style:font-name="JetBrains Mono1" fo:font-size="12pt" fo:font-style="normal" fo:font-weight="normal" style:font-size-asian="12pt" style:font-style-asian="normal" style:font-weight-asian="normal" style:font-size-complex="12pt"/>
    </style:style>
    <style:style style:name="T89" style:family="text">
      <style:text-properties fo:color="#660e7a" style:font-name="Consolas" fo:font-size="10pt" fo:font-style="normal" fo:font-weight="normal" style:font-size-asian="10pt" style:font-style-asian="normal" style:font-weight-asian="normal"/>
    </style:style>
    <style:style style:name="T90" style:family="text">
      <style:text-properties fo:color="#660e7a" style:font-name="Consolas" fo:font-size="12pt" fo:font-style="normal" fo:font-weight="normal" style:font-size-asian="12pt" style:font-style-asian="normal" style:font-weight-asian="normal" style:font-size-complex="12pt"/>
    </style:style>
    <style:style style:name="T91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92" style:family="text">
      <style:text-properties fo:color="#8c8c8c" style:font-name="JetBrains Mono1" fo:font-size="12pt" fo:font-style="italic" fo:font-weight="normal" style:font-size-asian="12pt" style:font-style-asian="italic" style:font-weight-asian="normal" style:font-size-complex="12pt"/>
    </style:style>
    <style:style style:name="T93" style:family="text">
      <style:text-properties fo:color="#8c8c8c" style:font-name="Consolas" fo:font-size="10pt" fo:font-style="italic" fo:font-weight="normal" style:font-size-asian="10pt" style:font-style-asian="italic" style:font-weight-asian="normal"/>
    </style:style>
    <style:style style:name="T94" style:family="text">
      <style:text-properties fo:color="#8c8c8c" style:font-name="Consolas" fo:font-size="12pt" fo:font-style="italic" fo:font-weight="normal" style:font-size-asian="12pt" style:font-style-asian="italic" style:font-weight-asian="normal" style:font-size-complex="12pt"/>
    </style:style>
    <style:style style:name="T95" style:family="text">
      <style:text-properties fo:font-size="12pt" style:font-size-asian="12pt" style:font-size-complex="12pt"/>
    </style:style>
    <style:style style:name="T96" style:family="text">
      <style:text-properties fo:color="#871094" style:font-name="JetBrains Mono1" fo:font-size="10pt" fo:font-style="italic" fo:font-weight="normal" style:font-size-asian="10pt" style:font-style-asian="italic" style:font-weight-asian="normal"/>
    </style:style>
    <style:style style:name="T97" style:family="text">
      <style:text-properties fo:color="#871094" style:font-name="JetBrains Mono1" fo:font-size="12pt" fo:font-style="italic" fo:font-weight="normal" style:font-size-asian="12pt" style:font-style-asian="italic" style:font-weight-asian="normal" style:font-size-complex="12pt"/>
    </style:style>
    <style:style style:name="T98" style:family="text">
      <style:text-properties fo:color="#871094" style:font-name="Consolas" fo:font-size="12pt" fo:font-style="italic" fo:font-weight="normal" style:font-size-asian="12pt" style:font-style-asian="italic" style:font-weight-asian="normal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docs-internal-guid-2c3e76d5-7fff-6ba1-58bc-3b4277c9df6f"/>САНКТ-ПЕТЕРБУРГСКИЙ ГОСУДАРСТВЕННЫЙ УНИВЕРСИТЕТ</text:p>
      <text:p text:style-name="P11">Дисциплина: Архитектура компьютера</text:p>
      <text:p text:style-name="P16"/>
      <text:p text:style-name="P16"/>
      <text:p text:style-name="P11"/>
      <text:p text:style-name="P11"/>
      <text:p text:style-name="P12">Отчет</text:p>
      <text:p text:style-name="P12">по лабораторной работе № <text:span text:style-name="T1">2</text:span></text:p>
      <text:p text:style-name="P13">«<text:span text:style-name="T1">Кэш-память</text:span>»</text:p>
      <text:p text:style-name="P16"/>
      <text:p text:style-name="P16"/>
      <text:p text:style-name="P3"/>
      <text:p text:style-name="P16"/>
      <text:p text:style-name="P16"/>
      <text:p text:style-name="P16"/>
      <text:p text:style-name="P16"/>
      <text:p text:style-name="P15">Выполнил: <text:span text:style-name="T1">Скальт Альберт Вячеславович</text:span></text:p>
      <text:p text:style-name="P15">студ. гр. <text:span text:style-name="T1">Б10</text:span></text:p>
      <text:p text:style-name="P3"/>
      <text:p text:style-name="P17"/>
      <text:p text:style-name="P14"><text:span text:style-name="T4"><text:line-break/></text:span><text:span text:style-name="T5">Санкт-Петербург</text:span></text:p>
      <text:p text:style-name="P11">2021</text:p>
      <text:p text:style-name="P4"><text:soft-page-break/><text:span text:style-name="T29">Цель работы:</text:span><text:span text:style-name="T1"> реализация программной эмуляции кэша.</text:span></text:p>
      <text:p text:style-name="P6">Инструментарий и требование к работе: <text:span text:style-name="T2">работа выполняется посредством написания кода на C/C++ или Python.</text:span></text:p>
      <text:p text:style-name="P6">Условие задачи.</text:p>
      <text:p text:style-name="P30">Вариант 2. <text:span text:style-name="T2">Имеется следующее определение глобальных переменных и</text:span></text:p>
      <text:p text:style-name="P27">функций</text:p>
      <table:table table:name="Table1" table:style-name="Table1">
        <table:table-column table:style-name="Table1.A"/>
        <table:table-column table:style-name="Table1.B"/>
        <table:table-row table:style-name="TableLine94280778245360">
          <table:table-cell table:style-name="Table1.A1" office:value-type="string">
            <text:p text:style-name="P22">Глобальные переменные</text:p>
          </table:table-cell>
          <table:table-cell table:style-name="Table1.B1" office:value-type="string">
            <text:p text:style-name="P22">Функция</text:p>
          </table:table-cell>
        </table:table-row>
        <table:table-row table:style-name="Table1.2">
          <table:table-cell table:style-name="Table1.A2" office:value-type="string">
            <text:p text:style-name="P18"><text:bookmark-start text:name="__DdeLink__1056_375353689"/><text:bookmark-end text:name="__DdeLink__1056_375353689"/><text:span text:style-name="T61">unsigned int </text:span><text:span text:style-name="T50">size = </text:span><text:span text:style-name="T79">1024 </text:span><text:span text:style-name="T50">* </text:span><text:span text:style-name="T79">1024</text:span><text:span text:style-name="T50">;</text:span><text:line-break/><text:span text:style-name="T61">double </text:span><text:span text:style-name="T50">x[</text:span><text:span text:style-name="T84">size</text:span><text:span text:style-name="T50">];</text:span><text:line-break/><text:span text:style-name="T61">double </text:span><text:span text:style-name="T50">y[</text:span><text:span text:style-name="T84">size</text:span><text:span text:style-name="T50">];</text:span><text:line-break/><text:span text:style-name="T61">double </text:span><text:span text:style-name="T50">z[</text:span><text:span text:style-name="T84">size</text:span><text:span text:style-name="T50">];</text:span><text:line-break/><text:span text:style-name="T61">double </text:span><text:span text:style-name="T50">xx[</text:span><text:span text:style-name="T84">size</text:span><text:span text:style-name="T50">];</text:span><text:line-break/><text:span text:style-name="T61">double </text:span><text:span text:style-name="T50">yy[</text:span><text:span text:style-name="T84">size</text:span><text:span text:style-name="T50">];</text:span><text:line-break/><text:span text:style-name="T61">double </text:span><text:span text:style-name="T50">zz[</text:span><text:span text:style-name="T84">size</text:span><text:span text:style-name="T50">];</text:span></text:p>
            <text:p text:style-name="P18"/>
          </table:table-cell>
          <table:table-cell table:style-name="Table1.B2" office:value-type="string">
            <text:p text:style-name="P19"><text:span text:style-name="T61">void </text:span><text:span text:style-name="T50">f(</text:span><text:span text:style-name="T61">double </text:span><text:span text:style-name="T50">w) {</text:span><text:line-break/><text:span text:style-name="T50"> <text:s text:c="3"/></text:span><text:span text:style-name="T61">for </text:span><text:span text:style-name="T50">(unsinged </text:span><text:span text:style-name="T61">int </text:span><text:span text:style-name="T50">i=</text:span><text:span text:style-name="T79">0</text:span><text:span text:style-name="T50">; i </text:span><text:span text:style-name="T51">&lt; </text:span><text:span text:style-name="T50">size; ++i)</text:span><text:line-break/><text:span text:style-name="T50"> <text:s text:c="3"/>{</text:span><text:line-break/><text:span text:style-name="T50"> <text:s text:c="7"/>x[i] = xx[i] * w + x[i];</text:span><text:line-break/><text:span text:style-name="T50"> <text:s text:c="3"/>}</text:span><text:line-break/><text:span text:style-name="T50"> <text:s text:c="3"/></text:span><text:span text:style-name="T61">for </text:span><text:span text:style-name="T50">(unsinged </text:span><text:span text:style-name="T61">int </text:span><text:span text:style-name="T50">i=</text:span><text:span text:style-name="T79">0</text:span><text:span text:style-name="T50">; i </text:span><text:span text:style-name="T51">&lt; </text:span><text:span text:style-name="T50">size; ++i)</text:span><text:line-break/><text:span text:style-name="T50"> <text:s text:c="3"/>{</text:span><text:line-break/><text:span text:style-name="T50"> <text:s text:c="7"/>y[i] = yy[i] * w + y[i];</text:span><text:line-break/><text:span text:style-name="T50"> <text:s text:c="3"/>}</text:span><text:line-break/><text:span text:style-name="T50"> <text:s text:c="3"/></text:span><text:span text:style-name="T61">for </text:span><text:span text:style-name="T50">(unsinged </text:span><text:span text:style-name="T61">int </text:span><text:span text:style-name="T50">i=</text:span><text:span text:style-name="T79">0</text:span><text:span text:style-name="T50">; i </text:span><text:span text:style-name="T51">&lt; </text:span><text:span text:style-name="T50">size; ++i)</text:span><text:line-break/><text:span text:style-name="T50"> <text:s text:c="3"/>{</text:span><text:line-break/><text:span text:style-name="T50"> <text:s text:c="7"/>z[i] = zz[i] * w + z[i];</text:span><text:line-break/><text:span text:style-name="T50"> <text:s text:c="3"/>}</text:span><text:line-break/><text:span text:style-name="T50">}</text:span></text:p>
          </table:table-cell>
        </table:table-row>
      </table:table>
      <text:p text:style-name="P30"/>
      <text:p text:style-name="P27">Рассмотрим систему с L1 кэшем данных с ассоциативностью 4-way размером</text:p>
      <text:p text:style-name="P27">32 КБ и размером строки 64 байта. Кэш L2 представляет собой 8-way</text:p>
      <text:p text:style-name="P27">ассоциативный кэш размером 1 МБ и размером строки 64 байта. Алгоритм</text:p>
      <text:p text:style-name="P27">вытеснения: LRU. Массивы последовательно хранятся в памяти, и первый из</text:p>
      <text:p text:style-name="P27">них начинается с адреса, кратного 1024. Изначально кэш пуст.</text:p>
      <text:p text:style-name="P27">Определите процент попаданий (число попаданий к общему числу</text:p>
      <text:p text:style-name="P27">обращений) для кэшей L1 и L2 для выполнения предложенной функции.</text:p>
      <text:p text:style-name="P27">В ответе нужно представить два числа, равных % попаданий для L1 и L2</text:p>
      <text:p text:style-name="P32"><text:span text:style-name="T12">кэшей.</text:span></text:p>
      <text:p text:style-name="P7">Теоретическая часть.</text:p>
      <text:p text:style-name="P1"><text:span text:style-name="T21">Разберемся, что означают данные нам определения. <text:line-break/>1. </text:span><text:span text:style-name="T14">Размер кэша</text:span><text:span text:style-name="T21"> — непосредственно объем данных, хранимых этим кэшем.<text:line-break/>2. </text:span><text:span text:style-name="T14">Ассоциативность кэша</text:span><text:span text:style-name="T21"> – количество строк в кэше, отведенных под одну строк оперативной памяти. В 4-way ассоциативном кэше каждая строка памяти может храниться при необходимости в одной из 4 строк кэша, в 8-way </text:span><text:soft-page-break/><text:span text:style-name="T21">соответственно, в одной из 8. <text:line-break/>3. </text:span><text:span text:style-name="T14">Размер строки </text:span><text:span text:style-name="T21">– размер строки памяти, хранимой в кэше. Вся память условно разбивается на блоки такого размера и эти блоки по необходимости целиком помещаются в кэш.</text:span></text:p>
      <text:p text:style-name="P1"><text:span text:style-name="T21"><text:line-break/>Работа системы с кэшем L1, L2 происходит следующим образом: при запросе данных процессор обращается к L1</text:span><text:span text:style-name="T22">-кэшу</text:span><text:span text:style-name="T21">. Если L1-</text:span><text:span text:style-name="T22">кэш</text:span><text:span text:style-name="T21"> содержит необходимые данные, то они возвращаются (или перезаписываются). Если же нет, то L1</text:span><text:span text:style-name="T22">-кэш</text:span><text:span text:style-name="T21"> обращается к L2-</text:span><text:span text:style-name="T22">кэшу</text:span><text:span text:style-name="T21"> за данными, который действует аналогично, но при необходимости запрашивает данные уже не у следующего уровня кэша, а у оперативной памяти. <text:line-break/></text:span></text:p>
      <text:p text:style-name="P1"><text:span text:style-name="T22">При этом, если необходимых данных нет, то одну из строк кэша, если они все заняты, нам придется вытеснить, то есть сбросить на следующий уровень (так как в ней могли быть непримененные изменения). Для выбора, какую из строк будем сбрасывать используется алгоритм </text:span><text:span text:style-name="T15">LRU</text:span><text:span text:style-name="T22">. Он руководствуется информацией о последнем использовании строки: сбрасывается строка, которая использовалась последний раз раньше всего. </text:span><text:span text:style-name="T21"><text:line-break/><text:line-break/></text:span><text:span text:style-name="T16">Теоретическая часть.</text:span><text:span text:style-name="T21"><text:line-break/></text:span><text:span text:style-name="T17">1.</text:span><text:span text:style-name="T24"> </text:span><text:span text:style-name="T16">Архитектура эмулятора.<text:line-break/></text:span><text:span text:style-name="T23">При эмуляции кэша использовались 64-битные адреса элементов памяти. </text:span><text:span text:style-name="T24">При этом считалось, не умаляя общности, что адрес первого элемента первого из шести массивова есть 0. <text:tab/></text:span><text:span text:style-name="T16"><text:line-break/></text:span><text:span text:style-name="T23">Прежде всего я создал некий общий интерфейс </text:span><text:span text:style-name="T16">Loader</text:span><text:span text:style-name="T23">. Это нечто (далее это будет кэш или оперативная память), которое хранит в себе некоторое множество блоков оперативной памяти и имеет </text:span><text:span text:style-name="T28">следующие</text:span><text:span text:style-name="T23"> функции:</text:span></text:p>
      <text:list xml:id="list776965835" text:style-name="L1">
        <text:list-item>
          <text:p text:style-name="P25">getValue(address)</text:p>
        </text:list-item>
        <text:list-item>
          <text:p text:style-name="P26">setValue(address, value) <text:s text:c="18"/></text:p>
        </text:list-item>
        <text:list-item>
          <text:p text:style-name="P26"><text:span text:style-name="T38">setRow(address, row)</text:span></text:p>
        </text:list-item>
        <text:list-item>
          <text:p text:style-name="P26"><text:span text:style-name="T38">getRow(address)</text:span> <text:s text:c="33"/></text:p>
        </text:list-item>
      </text:list>
      <text:p text:style-name="P31">getValue(address) выдает значение, хранящееся в оперативной по адресу address. setValue(address, value) устанавливает значение по соответствующему адресу. </text:p>
      <text:p text:style-name="P31"><text:span text:style-name="T38">setRow(addres, row) устаналивает строку, начинающуюся с адреса address в соответствии с массивом row.<text:line-break/>getRow(address) выдает строку, начинающуюся с адреса address. </text:span><text:line-break/><text:soft-page-break/>Определение класса содержится в файле Loader.h. Так как это интерфейсный класс, то нам не нужен файл его реализации.</text:p>
      <text:p text:style-name="P5">Теперь, мы готовы создавать наследников.</text:p>
      <text:p text:style-name="P33"><text:span text:style-name="T16">1.1 Operative </text:span><text:span text:style-name="T17">(Operative.h, Operative.cpp)</text:span><text:span text:style-name="T16"><text:line-break/></text:span><text:span text:style-name="T6">Данный класс является моделью оперативной памяти и по сути сделан для удобства. Он будет хранить объявленные в условии задачи массивы в двумерном массиве размерностей [6][size]. </text:span><text:span text:style-name="T7">Функции getValue, setValue, </text:span><text:span text:style-name="T13">setRow, getRow</text:span><text:span text:style-name="T7"> реализуются в этом классе тривиально, так как Operative хранит в себе всю оперативную память, то нужно просто вычислить по адресу элемента номер его массива и номер в этом массиве, а далее вернуть / изменить данный элемент. Вычислением «координат» положения элемента по его адресу занимается функция takePosition(address, i, j). Так как массивы в памяти располагаются последовательно, то нетрудно, зная размер всех массивов вычислить необходимые координаты элемента по его адресу в памяти. <text:line-break/><text:line-break/></text:span><text:span text:style-name="T17">1.2 Cache (Cache.h, Cache.cpp)<text:line-break/></text:span><text:span text:style-name="T7">Настало время самого интересного – </text:span><text:span text:style-name="T8">р</text:span><text:span text:style-name="T7">еализации самого к</text:span><text:span text:style-name="T13">э</text:span><text:span text:style-name="T7">ша. <text:line-break/></text:span><text:span text:style-name="T8">В начале определим вспомогательную структуру Row, которая будет хранить информацию о строке в кэше, а именно: набор ее значений values, флаг is_loaded, показывающий, была ли загрузка данных в эту строчку, old – время последнего обращения к этой строке. А также row_tag – значение, из которого получается адрес начала этой строки в памяти. О том, как он получается – далее, в технических деталях.</text:span><text:span text:style-name="T7"><text:line-break/><text:line-break/></text:span><text:span text:style-name="T8">Теперь</text:span><text:span text:style-name="T7"> конструктор </text:span><text:span text:style-name="T8">Cache</text:span><text:span text:style-name="T7">. Он принимает ассоциативность к</text:span><text:span text:style-name="T8">э</text:span><text:span text:style-name="T7">ша, размер, размер строки, а также объект типа Loader, к которому </text:span><text:span text:style-name="T17">нужно обращаться за данными в случае кэш-промаха</text:span><text:span text:style-name="T7">. В теле конструктора вычисляется </text:span><text:span text:style-name="T8">общее количество строк в кэше (rows), а так же </text:span><text:span text:style-name="T7">количество </text:span><text:span text:style-name="T8">групп строк (way_size).<text:line-break/> </text:span><text:span text:style-name="T7"><text:line-break/></text:span><text:span text:style-name="T8">Дальше логично написать функцию </text:span><text:span text:style-name="T18">haveValue(address)</text:span><text:span text:style-name="T8">, которая определяет, есть ли строка памяти, содержащая определенный адрес в нашем кэше. Если она есть, то функция возвращает истину и индекс этой строки. Если же ее нет, то выполняются следующие действия:<text:line-break/>Из строчек, соответствующих адресу в кэше выбирается та, к которой последнее обращение было раньше всего (согласно LRU). Если в эту строчку загружены какие-то данные, то эти данные сбрасываются на следующий уровень кэша (если вдруг там они еще не были обновлены). <text:line-break/></text:span><text:soft-page-break/><text:span text:style-name="T8">Далее кэш обращается к следующему уровню памяти за недостающими данными. Получая их, он записывает данные в выбранную строку.</text:span></text:p>
      <text:p text:style-name="P33"><text:span text:style-name="T25">Осталась реализация интерфейсных функций. <text:line-break/>getValue обращается к haveValue и, в случае, если значения не было, добавляет +1 к числу кэш-промахов. Далее, так как haveValue уже загрузило нужную строку (в случае промаха), то остается просто вернуть нужное значение.<text:line-break/><text:line-break/>setValue делает аналогичные </text:span><text:span text:style-name="T26">getValue действия, только в конце изменяет соответствующую позицию в строке на новое значение.</text:span></text:p>
      <text:p text:style-name="P33"><text:span text:style-name="T28">getRow и setRow вместо обновлений значений по одному делают то же самое, только с полными строками. (Такое поведение использует L2 кэш).</text:span><text:span text:style-name="T23"> </text:span><text:span text:style-name="T21"><text:line-break/></text:span><text:span text:style-name="T26">Далее идет функция, считающая процент попаданий. Она просто возвращает его в виде числа двойной точности.</text:span></text:p>
      <text:p text:style-name="P8"><text:span text:style-name="T19">Работа main.cpp.<text:line-break/></text:span><text:span text:style-name="T9">Тут мы заводим объект типа Operative, в котором хранятся 6 массивов, используемых в f. Для удобства синтаксиса заводим enum ids, который именам массива {x, y, z, xx, yy, zz} сопоставляет номер {0, 1, 2, 3, 4, 5}.<text:line-break/>Далее заведем наши L1, L2 кэши с параметрами из условия задачи (они заданы константами). Причем, L2 кэш ссылается на оперативную память, L1 ссылается на L2. <text:line-break/>Функция getAddress по номеру массива и индекса в нем возвращает адресс этого элемента в нашей оперативной памяти.<text:line-break/>Функции getValue и setValue являются обертками над функциями L1, созданы для удобства и показательности.<text:line-break/>Синтаксис функции f изменился следующим образом: вместо обращения к самому массиву идет обращение к адресу этого элемента и кэшу L1, который далее должным образом обрабатывает этот запрос.<text:line-break/></text:span><text:span text:style-name="T20">Результат:</text:span><text:span text:style-name="T10"><text:line-break/>По результат при работе функции f 91.6</text:span><text:span text:style-name="T13">7</text:span><text:span text:style-name="T10">% запрос к L1 завершился без кэш-промаха. У L2 данный показатель равен 49.98%. </text:span><text:span text:style-name="T9"><text:s/></text:span></text:p>
      <text:p text:style-name="P8"><text:span text:style-name="T20">Технические детали:<text:line-break/></text:span><text:span text:style-name="T11">Здесь надо описать, как я перевожу адресс в памяти в номер строки в кэше. Пусть k – ассоциативность кэша. Тогда мой кэш условно поделен на k групп, в каждой из которых cnt = rows / k строк и строки нумеруются от 0 до cnt - 1. Причем cnt является степенью двойки. <text:line-break/>Перевожу я из адреса в номер строки следующим образом. В начале откидываем 6 младших битов. (Это так, потому что одна строка 64 байта это 8 </text:span><text:soft-page-break/><text:span text:style-name="T11">даблов, а их соседние адреса располагаются с разницей в 8 байт). <text:s/>Далее берем log_2(cnt) следующих битов, чтобы определить номер строки. Откидываем эти биты и получаем address_tag, который нужен, чтобы потом восстановить аддресс, имея строку в кэше. <text:line-break/>Теперь остается лишь просмотреть k «копий» определенной строки в каждом из уровней ассоциативности кэша. <text:line-break/>По такому построению номера строки понятно, как делать обратный перевод. Нужно взять тэг адреса строки. Дописать к нему номер строки, а также дополнительные 6 нулевых битов в конец. Таким образом по строке в кэше мы получим адрес начала этой строки в оперативной памяти. </text:span></text:p>
      <text:p text:style-name="P28">Листинги кода:</text:p>
      <text:p text:style-name="P2"><text:span text:style-name="T27">С</text:span><text:span text:style-name="T21">сылка на репозиторий:</text:span></text:p>
      <text:p text:style-name="P34"><text:a xlink:type="simple" xlink:href="https://github.com/Arrias/CompArchHW" text:style-name="Internet_20_link" text:visited-style-name="Visited_20_Internet_20_Link"><text:span text:style-name="T20">https://github.com/Arrias/CompArchHW</text:span></text:a><text:span text:style-name="T20"><text:line-break/><text:line-break/></text:span><text:span text:style-name="T30">Loader.h</text:span><text:span text:style-name="T20"><text:line-break/></text:span><text:span text:style-name="T45">#pragma </text:span><text:span text:style-name="T53">once</text:span><text:span text:style-name="T86"><text:line-break/></text:span><text:span text:style-name="T46">#include </text:span><text:span text:style-name="T57">&lt;vector&gt;</text:span><text:span text:style-name="T86"><text:line-break/><text:line-break/></text:span><text:span text:style-name="T63">using </text:span><text:span text:style-name="T67">address_type </text:span><text:span text:style-name="T53">= </text:span><text:span text:style-name="T63">unsigned long long</text:span><text:span text:style-name="T53">;</text:span><text:span text:style-name="T86"><text:line-break/><text:line-break/></text:span><text:span text:style-name="T63">struct </text:span><text:span text:style-name="T71">Loader </text:span><text:span text:style-name="T53">{</text:span><text:span text:style-name="T86"><text:line-break/></text:span><text:span text:style-name="T53"> <text:s text:c="3"/></text:span><text:span text:style-name="T63">virtual double </text:span><text:span text:style-name="T75">getValue</text:span><text:span text:style-name="T53">(</text:span><text:span text:style-name="T67">address_type </text:span><text:span text:style-name="T53">address) = </text:span><text:span text:style-name="T81">0</text:span><text:span text:style-name="T53">;</text:span><text:span text:style-name="T86"><text:line-break/><text:line-break/></text:span><text:span text:style-name="T53"> <text:s text:c="3"/></text:span><text:span text:style-name="T63">virtual void </text:span><text:span text:style-name="T75">setValue</text:span><text:span text:style-name="T53">(</text:span><text:span text:style-name="T67">address_type </text:span><text:span text:style-name="T53">address, </text:span><text:span text:style-name="T63">double </text:span><text:span text:style-name="T53">value) = </text:span><text:span text:style-name="T81">0</text:span><text:span text:style-name="T53">;</text:span><text:span text:style-name="T86"><text:line-break/><text:line-break/></text:span><text:span text:style-name="T53"> <text:s text:c="3"/></text:span><text:span text:style-name="T63">virtual 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</text:span><text:span text:style-name="T75">getRow</text:span><text:span text:style-name="T53">(</text:span><text:span text:style-name="T67">address_type </text:span><text:span text:style-name="T53">address) = </text:span><text:span text:style-name="T81">0</text:span><text:span text:style-name="T53">;</text:span><text:span text:style-name="T86"><text:line-break/><text:line-break/></text:span><text:span text:style-name="T53"> <text:s text:c="3"/></text:span><text:span text:style-name="T63">virtual void </text:span><text:span text:style-name="T75">setRow</text:span><text:span text:style-name="T53">(</text:span><text:span text:style-name="T67">address_type </text:span><text:span text:style-name="T53">address, 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new_row) = </text:span><text:span text:style-name="T81">0</text:span><text:span text:style-name="T53">;</text:span><text:span text:style-name="T86"><text:line-break/></text:span><text:span text:style-name="T53">};</text:span><text:line-break/><text:span text:style-name="T31"><text:line-break/></text:span><text:span text:style-name="T30">Cache.h</text:span><text:span text:style-name="T31"><text:line-break/></text:span><text:span text:style-name="T45">#pragma </text:span><text:span text:style-name="T53">once</text:span><text:span text:style-name="T86"><text:line-break/><text:line-break/></text:span><text:span text:style-name="T46">#include </text:span><text:span text:style-name="T57">"../Loader/Loader.h"</text:span><text:span text:style-name="T86"><text:line-break/></text:span><text:span text:style-name="T46">#include </text:span><text:span text:style-name="T57">&lt;vector&gt;</text:span><text:span text:style-name="T86"><text:line-break/><text:line-break/></text:span><text:span text:style-name="T63">class </text:span><text:span text:style-name="T71">Cache </text:span><text:span text:style-name="T53">: </text:span><text:span text:style-name="T63">public </text:span><text:span text:style-name="T71">Loader </text:span><text:span text:style-name="T53">{</text:span><text:span text:style-name="T86"><text:line-break/></text:span><text:span text:style-name="T53"> <text:s text:c="3"/></text:span><text:span text:style-name="T63">struct </text:span><text:span text:style-name="T71">Row </text:span><text:span text:style-name="T53">{</text:span><text:span text:style-name="T86"><text:line-break/></text:span><text:span text:style-name="T53"> <text:s text:c="7"/>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</text:span><text:span text:style-name="T90">values</text:span><text:span text:style-name="T53">;</text:span><text:span text:style-name="T86"><text:line-break/></text:span><text:span text:style-name="T53"> <text:s text:c="7"/></text:span><text:span text:style-name="T63">bool </text:span><text:span text:style-name="T90">is_loaded</text:span><text:span text:style-name="T53">;</text:span><text:span text:style-name="T86"><text:line-break/></text:span><text:soft-page-break/><text:span text:style-name="T53"> <text:s text:c="7"/></text:span><text:span text:style-name="T63">unsigned </text:span><text:span text:style-name="T90">old</text:span><text:span text:style-name="T53">;</text:span><text:span text:style-name="T86"><text:line-break/></text:span><text:span text:style-name="T53"> <text:s text:c="7"/></text:span><text:span text:style-name="T67">address_type </text:span><text:span text:style-name="T90">row_tag</text:span><text:span text:style-name="T53">;</text:span><text:span text:style-name="T86"><text:line-break/><text:line-break/></text:span><text:span text:style-name="T53"> <text:s text:c="7"/></text:span><text:span text:style-name="T75">Row</text:span><text:span text:style-name="T53">(</text:span><text:span text:style-name="T63">unsigned </text:span><text:span text:style-name="T53">sz) : </text:span><text:span text:style-name="T90">is_loaded</text:span><text:span text:style-name="T53">(</text:span><text:span text:style-name="T63">false</text:span><text:span text:style-name="T53">), </text:span><text:span text:style-name="T90">old</text:span><text:span text:style-name="T53">(</text:span><text:span text:style-name="T81">0</text:span><text:span text:style-name="T53">), </text:span><text:span text:style-name="T90">row_tag</text:span><text:span text:style-name="T53">(</text:span><text:span text:style-name="T81">0</text:span><text:span text:style-name="T53">) {</text:span><text:span text:style-name="T86"><text:line-break/></text:span><text:span text:style-name="T53"> <text:s text:c="11"/></text:span><text:span text:style-name="T90">values</text:span><text:span text:style-name="T53">.resize(sz);</text:span><text:span text:style-name="T86"><text:line-break/></text:span><text:span text:style-name="T53"> <text:s text:c="7"/>}</text:span><text:span text:style-name="T86"><text:line-break/></text:span><text:span text:style-name="T53"> <text:s text:c="3"/>};</text:span><text:span text:style-name="T86"><text:line-break/><text:line-break/></text:span><text:span text:style-name="T53"> <text:s text:c="3"/></text:span><text:span text:style-name="T63">unsigned </text:span><text:span text:style-name="T90">total_requests </text:span><text:span text:style-name="T53">= </text:span><text:span text:style-name="T81">0</text:span><text:span text:style-name="T53">;</text:span><text:span text:style-name="T86"><text:line-break/></text:span><text:span text:style-name="T53"> <text:s text:c="3"/></text:span><text:span text:style-name="T63">unsigned </text:span><text:span text:style-name="T90">total_misses </text:span><text:span text:style-name="T53">= </text:span><text:span text:style-name="T81">0</text:span><text:span text:style-name="T53">;</text:span><text:span text:style-name="T86"><text:line-break/></text:span><text:span text:style-name="T53"> <text:s text:c="3"/></text:span><text:span text:style-name="T63">unsigned </text:span><text:span text:style-name="T90">row_size</text:span><text:span text:style-name="T53">;</text:span><text:span text:style-name="T86"><text:line-break/></text:span><text:span text:style-name="T53"> <text:s text:c="3"/></text:span><text:span text:style-name="T63">unsigned </text:span><text:span text:style-name="T90">way_size</text:span><text:span text:style-name="T53">;</text:span><text:span text:style-name="T86"><text:line-break/><text:line-break/></text:span><text:span text:style-name="T53"> <text:s text:c="3"/></text:span><text:span text:style-name="T71">std</text:span><text:span text:style-name="T53">::</text:span><text:span text:style-name="T71">vector</text:span><text:span text:style-name="T53">&lt;</text:span><text:span text:style-name="T71">Row</text:span><text:span text:style-name="T53">&gt; </text:span><text:span text:style-name="T90">data</text:span><text:span text:style-name="T53">;</text:span><text:span text:style-name="T86"><text:line-break/><text:line-break/></text:span><text:span text:style-name="T53"> <text:s text:c="3"/></text:span><text:span text:style-name="T94">/* Если значение не нашлось здесь, то запрашиваем у следующего кэша, либо у опер. памяти */</text:span><text:span text:style-name="T86"><text:line-break/></text:span><text:span text:style-name="T94"> <text:s text:c="3"/></text:span><text:span text:style-name="T71">Loader </text:span><text:span text:style-name="T53">*</text:span><text:span text:style-name="T90">next_loader</text:span><text:span text:style-name="T53">;</text:span><text:span text:style-name="T86"><text:line-break/><text:line-break/></text:span><text:span text:style-name="T63">public</text:span><text:span text:style-name="T53">:</text:span><text:span text:style-name="T86"><text:line-break/></text:span><text:span text:style-name="T53"> <text:s text:c="3"/></text:span><text:span text:style-name="T75">Cache</text:span><text:span text:style-name="T53">(</text:span><text:span text:style-name="T63">unsigned </text:span><text:span text:style-name="T53">associativity, </text:span><text:span text:style-name="T63">unsigned </text:span><text:span text:style-name="T53">sz, </text:span><text:span text:style-name="T63">unsigned </text:span><text:span text:style-name="T53">row_size, </text:span><text:span text:style-name="T71">Loader </text:span><text:span text:style-name="T53">*next_loader);</text:span><text:span text:style-name="T86"><text:line-break/><text:line-break/></text:span><text:span text:style-name="T53"> <text:s text:c="3"/></text:span><text:span text:style-name="T63">void </text:span><text:span text:style-name="T75">resetRow</text:span><text:span text:style-name="T53">(</text:span><text:span text:style-name="T63">unsigned </text:span><text:span text:style-name="T53">row);</text:span><text:span text:style-name="T86"><text:line-break/><text:line-break/></text:span><text:span text:style-name="T53"> <text:s text:c="3"/></text:span><text:span text:style-name="T94">/* (был ли элемент в кэше, позиция) */</text:span><text:span text:style-name="T86"><text:line-break/></text:span><text:span text:style-name="T94"> <text:s text:c="3"/></text:span><text:span text:style-name="T71">std</text:span><text:span text:style-name="T53">::</text:span><text:span text:style-name="T71">pair</text:span><text:span text:style-name="T53">&lt;</text:span><text:span text:style-name="T63">bool</text:span><text:span text:style-name="T53">, </text:span><text:span text:style-name="T63">int</text:span><text:span text:style-name="T53">&gt; </text:span><text:span text:style-name="T75">haveValue</text:span><text:span text:style-name="T53">(</text:span><text:span text:style-name="T67">address_type </text:span><text:span text:style-name="T53">address);</text:span><text:span text:style-name="T86"><text:line-break/><text:line-break/></text:span><text:span text:style-name="T53"> <text:s text:c="3"/></text:span><text:span text:style-name="T63">double </text:span><text:span text:style-name="T75">getValue</text:span><text:span text:style-name="T53">(</text:span><text:span text:style-name="T67">address_type </text:span><text:span text:style-name="T53">address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63">void </text:span><text:span text:style-name="T75">setValue</text:span><text:span text:style-name="T53">(</text:span><text:span text:style-name="T67">address_type </text:span><text:span text:style-name="T53">address, </text:span><text:span text:style-name="T63">double </text:span><text:span text:style-name="T53">value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</text:span><text:span text:style-name="T75">getRow</text:span><text:span text:style-name="T53">(</text:span><text:span text:style-name="T67">address_type </text:span><text:span text:style-name="T53">address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63">void </text:span><text:span text:style-name="T75">setRow</text:span><text:span text:style-name="T53">(</text:span><text:span text:style-name="T67">address_type </text:span><text:span text:style-name="T53">address, 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new_row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94">// save to next_memory</text:span><text:span text:style-name="T86"><text:line-break/></text:span><text:span text:style-name="T94"> <text:s text:c="3"/></text:span><text:span text:style-name="T63">void </text:span><text:span text:style-name="T75">reset_cache</text:span><text:span text:style-name="T53">();</text:span><text:span text:style-name="T86"><text:line-break/><text:line-break/></text:span><text:span text:style-name="T53"> <text:s text:c="3"/></text:span><text:span text:style-name="T63">double </text:span><text:span text:style-name="T75">getPercent</text:span><text:span text:style-name="T53">();</text:span><text:span text:style-name="T86"><text:line-break/></text:span><text:span text:style-name="T53">};</text:span><text:line-break/><text:span text:style-name="T31"><text:line-break/></text:span><text:span text:style-name="T30">Cache.cpp</text:span><text:span text:style-name="T31"><text:line-break/></text:span><text:span text:style-name="T45">#include </text:span><text:span text:style-name="T57">"Cache.h"</text:span><text:span text:style-name="T86"><text:line-break/></text:span><text:soft-page-break/><text:span text:style-name="T86"><text:line-break/></text:span><text:span text:style-name="T71">Cache</text:span><text:span text:style-name="T53">::</text:span><text:span text:style-name="T75">Cache</text:span><text:span text:style-name="T53">(</text:span><text:span text:style-name="T63">unsigned int </text:span><text:span text:style-name="T53">associativity, </text:span><text:span text:style-name="T63">unsigned int </text:span><text:span text:style-name="T53">sz, </text:span><text:span text:style-name="T63">unsigned int </text:span><text:span text:style-name="T53">row_size, </text:span><text:span text:style-name="T71">Loader </text:span><text:span text:style-name="T53">*next_loader) : </text:span><text:span text:style-name="T90">row_size</text:span><text:span text:style-name="T53">(row_size),</text:span><text:span text:style-name="T86"><text:line-break/></text:span><text:span text:style-name="T53"> <text:s text:c="103"/></text:span><text:span text:style-name="T90">next_loader</text:span><text:span text:style-name="T53">(next_loader) {</text:span><text:span text:style-name="T86"><text:line-break/></text:span><text:span text:style-name="T53"> <text:s text:c="3"/></text:span><text:span text:style-name="T63">unsigned </text:span><text:span text:style-name="T37">rows </text:span><text:span text:style-name="T53">= sz / row_size;</text:span><text:span text:style-name="T86"><text:line-break/></text:span><text:span text:style-name="T53"> <text:s text:c="3"/></text:span><text:span text:style-name="T90">way_size </text:span><text:span text:style-name="T53">= </text:span><text:span text:style-name="T37">rows </text:span><text:span text:style-name="T53">/ associativity;</text:span><text:span text:style-name="T86"><text:line-break/></text:span><text:span text:style-name="T53"> <text:s text:c="3"/></text:span><text:span text:style-name="T90">data</text:span><text:span text:style-name="T53">.assign(</text:span><text:span text:style-name="T37">rows</text:span><text:span text:style-name="T53">, Row(row_size / </text:span><text:span text:style-name="T63">sizeof</text:span><text:span text:style-name="T53">(</text:span><text:span text:style-name="T63">double</text:span><text:span text:style-name="T53">)));</text:span><text:span text:style-name="T86"><text:line-break/></text:span><text:span text:style-name="T53">}</text:span><text:span text:style-name="T86"><text:line-break/><text:line-break/></text:span><text:span text:style-name="T63">void </text:span><text:span text:style-name="T71">Cache</text:span><text:span text:style-name="T53">::</text:span><text:span text:style-name="T75">resetRow</text:span><text:span text:style-name="T53">(</text:span><text:span text:style-name="T63">unsigned int </text:span><text:span text:style-name="T53">row) {</text:span><text:span text:style-name="T86"><text:line-break/></text:span><text:span text:style-name="T53"> <text:s text:c="3"/></text:span><text:span text:style-name="T67">address_type </text:span><text:span text:style-name="T37">full_address </text:span><text:span text:style-name="T53">= (</text:span><text:span text:style-name="T90">data</text:span><text:span text:style-name="T71">[</text:span><text:span text:style-name="T53">row</text:span><text:span text:style-name="T71">]</text:span><text:span text:style-name="T53">.</text:span><text:span text:style-name="T90">row_tag </text:span><text:span text:style-name="T53">* </text:span><text:span text:style-name="T90">way_size </text:span><text:span text:style-name="T53">+ (row % </text:span><text:span text:style-name="T90">way_size</text:span><text:span text:style-name="T53">)) * </text:span><text:span text:style-name="T90">row_size</text:span><text:span text:style-name="T53">;</text:span><text:span text:style-name="T86"><text:line-break/></text:span><text:span text:style-name="T53"> <text:s text:c="3"/></text:span><text:span text:style-name="T90">next_loader</text:span><text:span text:style-name="T53">-&gt;setRow(</text:span><text:span text:style-name="T37">full_address</text:span><text:span text:style-name="T53">, </text:span><text:span text:style-name="T90">data</text:span><text:span text:style-name="T71">[</text:span><text:span text:style-name="T53">row</text:span><text:span text:style-name="T71">]</text:span><text:span text:style-name="T53">.</text:span><text:span text:style-name="T90">values</text:span><text:span text:style-name="T53">);</text:span><text:span text:style-name="T86"><text:line-break/></text:span><text:span text:style-name="T53">}</text:span><text:span text:style-name="T86"><text:line-break/><text:line-break/></text:span><text:span text:style-name="T71">std</text:span><text:span text:style-name="T53">::</text:span><text:span text:style-name="T71">pair</text:span><text:span text:style-name="T53">&lt;</text:span><text:span text:style-name="T63">bool</text:span><text:span text:style-name="T53">, </text:span><text:span text:style-name="T63">int</text:span><text:span text:style-name="T53">&gt; </text:span><text:span text:style-name="T71">Cache</text:span><text:span text:style-name="T53">::</text:span><text:span text:style-name="T75">haveValue</text:span><text:span text:style-name="T53">(</text:span><text:span text:style-name="T67">address_type </text:span><text:span text:style-name="T53">address) {</text:span><text:span text:style-name="T86"><text:line-break/></text:span><text:span text:style-name="T53"> <text:s text:c="3"/>address /= </text:span><text:span text:style-name="T90">row_size</text:span><text:span text:style-name="T53">;</text:span><text:span text:style-name="T86"><text:line-break/></text:span><text:span text:style-name="T53"> <text:s text:c="3"/></text:span><text:span text:style-name="T63">unsigned </text:span><text:span text:style-name="T37">to_row </text:span><text:span text:style-name="T53">= address &amp; (</text:span><text:span text:style-name="T90">way_size </text:span><text:span text:style-name="T53">- </text:span><text:span text:style-name="T81">1</text:span><text:span text:style-name="T53">);</text:span><text:span text:style-name="T86"><text:line-break/></text:span><text:span text:style-name="T53"> <text:s text:c="3"/></text:span><text:span text:style-name="T63">unsigned </text:span><text:span text:style-name="T37">address_tag </text:span><text:span text:style-name="T53">= address / </text:span><text:span text:style-name="T90">way_size</text:span><text:span text:style-name="T53">;</text:span><text:span text:style-name="T86"><text:line-break/><text:line-break/></text:span><text:span text:style-name="T53"> <text:s text:c="3"/></text:span><text:span text:style-name="T63">for </text:span><text:span text:style-name="T53">(</text:span><text:span text:style-name="T63">unsigned </text:span><text:span text:style-name="T37">i </text:span><text:span text:style-name="T53">= </text:span><text:span text:style-name="T37">to_row</text:span><text:span text:style-name="T53">; </text:span><text:span text:style-name="T37">i </text:span><text:span text:style-name="T53">&lt; </text:span><text:span text:style-name="T90">data</text:span><text:span text:style-name="T53">.size(); </text:span><text:span text:style-name="T37">i </text:span><text:span text:style-name="T53">+= </text:span><text:span text:style-name="T90">way_size</text:span><text:span text:style-name="T53">) {</text:span><text:span text:style-name="T86"><text:line-break/></text:span><text:span text:style-name="T53"> <text:s text:c="7"/></text:span><text:span text:style-name="T63">if </text:span><text:span text:style-name="T53">(</text:span><text:span text:style-name="T90">data</text:span><text:span text:style-name="T71">[</text:span><text:span text:style-name="T37">i</text:span><text:span text:style-name="T71">]</text:span><text:span text:style-name="T53">.</text:span><text:span text:style-name="T90">is_loaded </text:span><text:span text:style-name="T53">&amp;&amp; </text:span><text:span text:style-name="T90">data</text:span><text:span text:style-name="T71">[</text:span><text:span text:style-name="T37">i</text:span><text:span text:style-name="T71">]</text:span><text:span text:style-name="T53">.</text:span><text:span text:style-name="T90">row_tag </text:span><text:span text:style-name="T53">== </text:span><text:span text:style-name="T37">address_tag</text:span><text:span text:style-name="T53">) {</text:span><text:span text:style-name="T86"><text:line-break/></text:span><text:span text:style-name="T53"> <text:s text:c="11"/></text:span><text:span text:style-name="T63">return </text:span><text:span text:style-name="T71">std</text:span><text:span text:style-name="T53">::make_pair(</text:span><text:span text:style-name="T63">true</text:span><text:span text:style-name="T53">, </text:span><text:span text:style-name="T37">i</text:span><text:span text:style-name="T53">);</text:span><text:span text:style-name="T86"><text:line-break/></text:span><text:span text:style-name="T53"> <text:s text:c="7"/>}</text:span><text:span text:style-name="T86"><text:line-break/></text:span><text:span text:style-name="T53"> <text:s text:c="3"/>}</text:span><text:span text:style-name="T86"><text:line-break/><text:line-break/></text:span><text:span text:style-name="T53"> <text:s text:c="3"/></text:span><text:span text:style-name="T63">unsigned </text:span><text:span text:style-name="T37">oldest_row </text:span><text:span text:style-name="T53">= </text:span><text:span text:style-name="T37">to_row</text:span><text:span text:style-name="T53">;</text:span><text:span text:style-name="T86"><text:line-break/></text:span><text:span text:style-name="T53"> <text:s text:c="3"/></text:span><text:span text:style-name="T63">for </text:span><text:span text:style-name="T53">(</text:span><text:span text:style-name="T63">unsigned </text:span><text:span text:style-name="T37">i </text:span><text:span text:style-name="T53">= </text:span><text:span text:style-name="T37">to_row</text:span><text:span text:style-name="T53">; </text:span><text:span text:style-name="T37">i </text:span><text:span text:style-name="T53">&lt; </text:span><text:span text:style-name="T90">data</text:span><text:span text:style-name="T53">.size(); </text:span><text:span text:style-name="T37">i </text:span><text:span text:style-name="T53">+= </text:span><text:span text:style-name="T90">way_size</text:span><text:span text:style-name="T53">) {</text:span><text:span text:style-name="T86"><text:line-break/></text:span><text:span text:style-name="T53"> <text:s text:c="7"/></text:span><text:span text:style-name="T63">if </text:span><text:span text:style-name="T53">(</text:span><text:span text:style-name="T90">data</text:span><text:span text:style-name="T71">[</text:span><text:span text:style-name="T37">i</text:span><text:span text:style-name="T71">]</text:span><text:span text:style-name="T53">.</text:span><text:span text:style-name="T90">old </text:span><text:span text:style-name="T53">&lt; </text:span><text:span text:style-name="T90">data</text:span><text:span text:style-name="T71">[</text:span><text:span text:style-name="T37">oldest_row</text:span><text:span text:style-name="T71">]</text:span><text:span text:style-name="T53">.</text:span><text:span text:style-name="T90">old</text:span><text:span text:style-name="T53">) {</text:span><text:span text:style-name="T86"><text:line-break/></text:span><text:span text:style-name="T53"> <text:s text:c="11"/></text:span><text:span text:style-name="T37">oldest_row </text:span><text:span text:style-name="T53">= </text:span><text:span text:style-name="T37">i</text:span><text:span text:style-name="T53">;</text:span><text:span text:style-name="T86"><text:line-break/></text:span><text:span text:style-name="T53"> <text:s text:c="7"/>}</text:span><text:span text:style-name="T86"><text:line-break/></text:span><text:span text:style-name="T53"> <text:s text:c="3"/>}</text:span><text:span text:style-name="T86"><text:line-break/><text:line-break/></text:span><text:span text:style-name="T53"> <text:s text:c="3"/></text:span><text:span text:style-name="T63">if </text:span><text:span text:style-name="T53">(</text:span><text:span text:style-name="T90">data</text:span><text:span text:style-name="T71">[</text:span><text:span text:style-name="T37">oldest_row</text:span><text:span text:style-name="T71">]</text:span><text:span text:style-name="T53">.</text:span><text:span text:style-name="T90">is_loaded</text:span><text:span text:style-name="T53">) { </text:span><text:span text:style-name="T94">// сбросить строку</text:span><text:span text:style-name="T86"><text:line-break/></text:span><text:span text:style-name="T94"> <text:s text:c="7"/></text:span><text:span text:style-name="T53">resetRow(</text:span><text:span text:style-name="T37">oldest_row</text:span><text:span text:style-name="T53">);</text:span><text:span text:style-name="T86"><text:line-break/></text:span><text:span text:style-name="T53"> <text:s text:c="3"/>}</text:span><text:span text:style-name="T86"><text:line-break/><text:line-break/></text:span><text:span text:style-name="T53"> <text:s text:c="3"/></text:span><text:span text:style-name="T90">data</text:span><text:span text:style-name="T71">[</text:span><text:span text:style-name="T37">oldest_row</text:span><text:span text:style-name="T71">]</text:span><text:span text:style-name="T53">.</text:span><text:span text:style-name="T90">is_loaded </text:span><text:span text:style-name="T53">= </text:span><text:span text:style-name="T63">true</text:span><text:span text:style-name="T53">;</text:span><text:span text:style-name="T86"><text:line-break/></text:span><text:span text:style-name="T53"> <text:s text:c="3"/></text:span><text:span text:style-name="T90">data</text:span><text:span text:style-name="T71">[</text:span><text:span text:style-name="T37">oldest_row</text:span><text:span text:style-name="T71">]</text:span><text:span text:style-name="T53">.</text:span><text:span text:style-name="T90">old </text:span><text:span text:style-name="T53">= </text:span><text:span text:style-name="T90">total_requests</text:span><text:span text:style-name="T53">;</text:span><text:span text:style-name="T86"><text:line-break/></text:span><text:span text:style-name="T53"> <text:s text:c="3"/></text:span><text:span text:style-name="T90">data</text:span><text:span text:style-name="T71">[</text:span><text:span text:style-name="T37">oldest_row</text:span><text:span text:style-name="T71">]</text:span><text:span text:style-name="T53">.</text:span><text:span text:style-name="T90">row_tag </text:span><text:span text:style-name="T53">= </text:span><text:span text:style-name="T37">address_tag</text:span><text:span text:style-name="T53">;</text:span><text:span text:style-name="T86"><text:line-break/></text:span><text:span text:style-name="T53"> <text:s text:c="3"/></text:span><text:span text:style-name="T67">address_type </text:span><text:span text:style-name="T37">full_address </text:span><text:span text:style-name="T53">= address * </text:span><text:span text:style-name="T90">row_size</text:span><text:span text:style-name="T53">;</text:span><text:span text:style-name="T86"><text:line-break/><text:line-break/></text:span><text:span text:style-name="T53"> <text:s text:c="3"/></text:span><text:span text:style-name="T63">auto </text:span><text:span text:style-name="T37">new_mem </text:span><text:span text:style-name="T53">= </text:span><text:span text:style-name="T90">next_loader</text:span><text:span text:style-name="T53">-&gt;getRow(</text:span><text:span text:style-name="T37">full_address</text:span><text:span text:style-name="T53">);</text:span><text:span text:style-name="T86"><text:line-break/></text:span><text:span text:style-name="T53"> <text:s text:c="3"/></text:span><text:span text:style-name="T63">for </text:span><text:span text:style-name="T53">(</text:span><text:span text:style-name="T63">int </text:span><text:span text:style-name="T37">i </text:span><text:span text:style-name="T53">= </text:span><text:span text:style-name="T81">0</text:span><text:span text:style-name="T53">; </text:span><text:span text:style-name="T37">i </text:span><text:span text:style-name="T53">&lt; </text:span><text:span text:style-name="T90">data</text:span><text:span text:style-name="T71">[</text:span><text:span text:style-name="T37">oldest_row</text:span><text:span text:style-name="T71">]</text:span><text:span text:style-name="T53">.</text:span><text:span text:style-name="T90">values</text:span><text:span text:style-name="T53">.size(); ++</text:span><text:span text:style-name="T37">i</text:span><text:span text:style-name="T53">) {</text:span><text:span text:style-name="T86"><text:line-break/></text:span><text:soft-page-break/><text:span text:style-name="T53"> <text:s text:c="7"/></text:span><text:span text:style-name="T90">data</text:span><text:span text:style-name="T71">[</text:span><text:span text:style-name="T37">oldest_row</text:span><text:span text:style-name="T71">]</text:span><text:span text:style-name="T53">.</text:span><text:span text:style-name="T90">values</text:span><text:span text:style-name="T71">[</text:span><text:span text:style-name="T37">i</text:span><text:span text:style-name="T71">] </text:span><text:span text:style-name="T53">= </text:span><text:span text:style-name="T37">new_mem</text:span><text:span text:style-name="T71">[</text:span><text:span text:style-name="T37">i</text:span><text:span text:style-name="T71">]</text:span><text:span text:style-name="T53">;</text:span><text:span text:style-name="T86"><text:line-break/></text:span><text:span text:style-name="T53"> <text:s text:c="3"/>}</text:span><text:span text:style-name="T86"><text:line-break/></text:span><text:span text:style-name="T53"> <text:s text:c="3"/></text:span><text:span text:style-name="T63">return </text:span><text:span text:style-name="T71">std</text:span><text:span text:style-name="T53">::make_pair(</text:span><text:span text:style-name="T63">false</text:span><text:span text:style-name="T53">, </text:span><text:span text:style-name="T37">oldest_row</text:span><text:span text:style-name="T53">);</text:span><text:span text:style-name="T86"><text:line-break/></text:span><text:span text:style-name="T53">}</text:span><text:span text:style-name="T86"><text:line-break/><text:line-break/></text:span><text:span text:style-name="T63">double </text:span><text:span text:style-name="T71">Cache</text:span><text:span text:style-name="T53">::</text:span><text:span text:style-name="T75">getValue</text:span><text:span text:style-name="T53">(</text:span><text:span text:style-name="T67">address_type </text:span><text:span text:style-name="T53">address) {</text:span><text:span text:style-name="T86"><text:line-break/></text:span><text:span text:style-name="T53"> <text:s text:c="3"/></text:span><text:span text:style-name="T90">total_requests</text:span><text:span text:style-name="T53">++;</text:span><text:span text:style-name="T86"><text:line-break/></text:span><text:span text:style-name="T53"> <text:s text:c="3"/></text:span><text:span text:style-name="T63">unsigned </text:span><text:span text:style-name="T37">number </text:span><text:span text:style-name="T53">= (address &amp; (</text:span><text:span text:style-name="T90">row_size </text:span><text:span text:style-name="T53">- </text:span><text:span text:style-name="T81">1</text:span><text:span text:style-name="T53">)) / </text:span><text:span text:style-name="T63">sizeof</text:span><text:span text:style-name="T53">(</text:span><text:span text:style-name="T63">double</text:span><text:span text:style-name="T53">);</text:span><text:span text:style-name="T86"><text:line-break/></text:span><text:span text:style-name="T53"> <text:s text:c="3"/></text:span><text:span text:style-name="T63">auto </text:span><text:span text:style-name="T37">hv </text:span><text:span text:style-name="T53">= haveValue(address);</text:span><text:span text:style-name="T86"><text:line-break/></text:span><text:span text:style-name="T53"> <text:s text:c="3"/></text:span><text:span text:style-name="T90">total_misses </text:span><text:span text:style-name="T53">+= !</text:span><text:span text:style-name="T37">hv</text:span><text:span text:style-name="T53">.</text:span><text:span text:style-name="T90">first</text:span><text:span text:style-name="T53">;</text:span><text:span text:style-name="T86"><text:line-break/><text:line-break/></text:span><text:span text:style-name="T53"> <text:s text:c="3"/></text:span><text:span text:style-name="T90">data</text:span><text:span text:style-name="T71">[</text:span><text:span text:style-name="T37">hv</text:span><text:span text:style-name="T53">.</text:span><text:span text:style-name="T90">second</text:span><text:span text:style-name="T71">]</text:span><text:span text:style-name="T53">.</text:span><text:span text:style-name="T90">old </text:span><text:span text:style-name="T53">= </text:span><text:span text:style-name="T90">total_requests</text:span><text:span text:style-name="T53">;</text:span><text:span text:style-name="T86"><text:line-break/></text:span><text:span text:style-name="T53"> <text:s text:c="3"/></text:span><text:span text:style-name="T63">return </text:span><text:span text:style-name="T90">data</text:span><text:span text:style-name="T71">[</text:span><text:span text:style-name="T37">hv</text:span><text:span text:style-name="T53">.</text:span><text:span text:style-name="T90">second</text:span><text:span text:style-name="T71">]</text:span><text:span text:style-name="T53">.</text:span><text:span text:style-name="T90">values</text:span><text:span text:style-name="T71">[</text:span><text:span text:style-name="T37">number</text:span><text:span text:style-name="T71">]</text:span><text:span text:style-name="T53">;</text:span><text:span text:style-name="T86"><text:line-break/></text:span><text:span text:style-name="T53">}</text:span><text:span text:style-name="T86"><text:line-break/><text:line-break/></text:span><text:span text:style-name="T63">void </text:span><text:span text:style-name="T71">Cache</text:span><text:span text:style-name="T53">::</text:span><text:span text:style-name="T75">setValue</text:span><text:span text:style-name="T53">(</text:span><text:span text:style-name="T67">address_type </text:span><text:span text:style-name="T53">address, </text:span><text:span text:style-name="T63">double </text:span><text:span text:style-name="T53">value) {</text:span><text:span text:style-name="T86"><text:line-break/></text:span><text:span text:style-name="T53"> <text:s text:c="3"/>++</text:span><text:span text:style-name="T90">total_requests</text:span><text:span text:style-name="T53">;</text:span><text:span text:style-name="T86"><text:line-break/></text:span><text:span text:style-name="T53"> <text:s text:c="3"/></text:span><text:span text:style-name="T63">unsigned </text:span><text:span text:style-name="T37">number </text:span><text:span text:style-name="T53">= (address &amp; (</text:span><text:span text:style-name="T90">row_size </text:span><text:span text:style-name="T53">- </text:span><text:span text:style-name="T81">1</text:span><text:span text:style-name="T53">)) / </text:span><text:span text:style-name="T63">sizeof</text:span><text:span text:style-name="T53">(</text:span><text:span text:style-name="T63">double</text:span><text:span text:style-name="T53">);</text:span><text:span text:style-name="T86"><text:line-break/></text:span><text:span text:style-name="T53"> <text:s text:c="3"/></text:span><text:span text:style-name="T63">auto </text:span><text:span text:style-name="T37">hv </text:span><text:span text:style-name="T53">= haveValue(address);</text:span><text:span text:style-name="T86"><text:line-break/></text:span><text:span text:style-name="T53"> <text:s text:c="3"/></text:span><text:span text:style-name="T90">total_misses </text:span><text:span text:style-name="T53">+= !</text:span><text:span text:style-name="T37">hv</text:span><text:span text:style-name="T53">.</text:span><text:span text:style-name="T90">first</text:span><text:span text:style-name="T53">;</text:span><text:span text:style-name="T86"><text:line-break/><text:line-break/></text:span><text:span text:style-name="T53"> <text:s text:c="3"/></text:span><text:span text:style-name="T90">data</text:span><text:span text:style-name="T71">[</text:span><text:span text:style-name="T37">hv</text:span><text:span text:style-name="T53">.</text:span><text:span text:style-name="T90">second</text:span><text:span text:style-name="T71">]</text:span><text:span text:style-name="T53">.</text:span><text:span text:style-name="T90">old </text:span><text:span text:style-name="T53">= </text:span><text:span text:style-name="T90">total_requests</text:span><text:span text:style-name="T53">;</text:span><text:span text:style-name="T86"><text:line-break/></text:span><text:span text:style-name="T53"> <text:s text:c="3"/></text:span><text:span text:style-name="T90">data</text:span><text:span text:style-name="T71">[</text:span><text:span text:style-name="T37">hv</text:span><text:span text:style-name="T53">.</text:span><text:span text:style-name="T90">second</text:span><text:span text:style-name="T71">]</text:span><text:span text:style-name="T53">.</text:span><text:span text:style-name="T90">values</text:span><text:span text:style-name="T71">[</text:span><text:span text:style-name="T37">number</text:span><text:span text:style-name="T71">] </text:span><text:span text:style-name="T53">= value;</text:span><text:span text:style-name="T86"><text:line-break/></text:span><text:span text:style-name="T53">}</text:span><text:span text:style-name="T86"><text:line-break/><text:line-break/></text:span><text:span text:style-name="T63">void </text:span><text:span text:style-name="T71">Cache</text:span><text:span text:style-name="T53">::</text:span><text:span text:style-name="T75">reset_cache</text:span><text:span text:style-name="T53">() {</text:span><text:span text:style-name="T86"><text:line-break/></text:span><text:span text:style-name="T53"> <text:s text:c="3"/></text:span><text:span text:style-name="T63">for </text:span><text:span text:style-name="T53">(</text:span><text:span text:style-name="T63">int </text:span><text:span text:style-name="T37">i </text:span><text:span text:style-name="T53">= </text:span><text:span text:style-name="T81">0</text:span><text:span text:style-name="T53">; </text:span><text:span text:style-name="T37">i </text:span><text:span text:style-name="T53">&lt; </text:span><text:span text:style-name="T90">data</text:span><text:span text:style-name="T53">.size(); ++</text:span><text:span text:style-name="T37">i</text:span><text:span text:style-name="T53">) {</text:span><text:span text:style-name="T86"><text:line-break/></text:span><text:span text:style-name="T53"> <text:s text:c="7"/></text:span><text:span text:style-name="T63">if </text:span><text:span text:style-name="T53">(!</text:span><text:span text:style-name="T90">data</text:span><text:span text:style-name="T71">[</text:span><text:span text:style-name="T37">i</text:span><text:span text:style-name="T71">]</text:span><text:span text:style-name="T53">.</text:span><text:span text:style-name="T90">is_loaded</text:span><text:span text:style-name="T53">) </text:span><text:span text:style-name="T63">continue</text:span><text:span text:style-name="T53">;</text:span><text:span text:style-name="T86"><text:line-break/></text:span><text:span text:style-name="T53"> <text:s text:c="7"/>resetRow(</text:span><text:span text:style-name="T37">i</text:span><text:span text:style-name="T53">);</text:span><text:span text:style-name="T86"><text:line-break/></text:span><text:span text:style-name="T53"> <text:s text:c="3"/>}</text:span><text:span text:style-name="T86"><text:line-break/></text:span><text:span text:style-name="T53">}</text:span><text:span text:style-name="T86"><text:line-break/><text:line-break/></text:span><text:span text:style-name="T63">double </text:span><text:span text:style-name="T71">Cache</text:span><text:span text:style-name="T53">::</text:span><text:span text:style-name="T75">getPercent</text:span><text:span text:style-name="T53">() {</text:span><text:span text:style-name="T86"><text:line-break/></text:span><text:span text:style-name="T53"> <text:s text:c="3"/></text:span><text:span text:style-name="T63">if </text:span><text:span text:style-name="T53">(!</text:span><text:span text:style-name="T90">total_requests</text:span><text:span text:style-name="T53">) </text:span><text:span text:style-name="T63">return </text:span><text:span text:style-name="T81">100.0</text:span><text:span text:style-name="T53">;</text:span><text:span text:style-name="T86"><text:line-break/></text:span><text:span text:style-name="T53"> <text:s text:c="3"/></text:span><text:span text:style-name="T63">return </text:span><text:span text:style-name="T81">100.0 </text:span><text:span text:style-name="T53">* (</text:span><text:span text:style-name="T63">double</text:span><text:span text:style-name="T53">) (</text:span><text:span text:style-name="T90">total_requests </text:span><text:span text:style-name="T53">- </text:span><text:span text:style-name="T90">total_misses</text:span><text:span text:style-name="T53">) / </text:span><text:span text:style-name="T90">total_requests</text:span><text:span text:style-name="T53">;</text:span><text:span text:style-name="T86"><text:line-break/></text:span><text:span text:style-name="T53">}</text:span><text:span text:style-name="T86"><text:line-break/><text:line-break/>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</text:span><text:span text:style-name="T71">Cache</text:span><text:span text:style-name="T53">::</text:span><text:span text:style-name="T75">getRow</text:span><text:span text:style-name="T53">(</text:span><text:span text:style-name="T67">address_type </text:span><text:span text:style-name="T53">address) {</text:span><text:span text:style-name="T86"><text:line-break/></text:span><text:span text:style-name="T53"> <text:s text:c="3"/>++</text:span><text:span text:style-name="T90">total_requests</text:span><text:span text:style-name="T53">;</text:span><text:span text:style-name="T86"><text:line-break/></text:span><text:span text:style-name="T53"> <text:s text:c="3"/></text:span><text:span text:style-name="T63">auto </text:span><text:span text:style-name="T37">hv </text:span><text:span text:style-name="T53">= haveValue(address);</text:span><text:span text:style-name="T86"><text:line-break/></text:span><text:span text:style-name="T53"> <text:s text:c="3"/></text:span><text:span text:style-name="T90">total_misses </text:span><text:span text:style-name="T53">+= !</text:span><text:span text:style-name="T37">hv</text:span><text:span text:style-name="T53">.</text:span><text:span text:style-name="T90">first</text:span><text:span text:style-name="T53">;</text:span><text:span text:style-name="T86"><text:line-break/><text:line-break/></text:span><text:span text:style-name="T53"> <text:s text:c="3"/></text:span><text:span text:style-name="T63">return </text:span><text:span text:style-name="T90">data</text:span><text:span text:style-name="T71">[</text:span><text:span text:style-name="T37">hv</text:span><text:span text:style-name="T53">.</text:span><text:span text:style-name="T90">second</text:span><text:span text:style-name="T71">]</text:span><text:span text:style-name="T53">.</text:span><text:span text:style-name="T90">values</text:span><text:span text:style-name="T53">;</text:span><text:span text:style-name="T86"><text:line-break/></text:span><text:span text:style-name="T53">}</text:span><text:span text:style-name="T86"><text:line-break/></text:span><text:soft-page-break/><text:span text:style-name="T86"><text:line-break/></text:span><text:span text:style-name="T63">void </text:span><text:span text:style-name="T71">Cache</text:span><text:span text:style-name="T53">::</text:span><text:span text:style-name="T75">setRow</text:span><text:span text:style-name="T53">(</text:span><text:span text:style-name="T67">address_type </text:span><text:span text:style-name="T53">address, 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new_row) {</text:span><text:span text:style-name="T86"><text:line-break/></text:span><text:span text:style-name="T53"> <text:s text:c="3"/>++</text:span><text:span text:style-name="T90">total_requests</text:span><text:span text:style-name="T53">;</text:span><text:span text:style-name="T86"><text:line-break/></text:span><text:span text:style-name="T53"> <text:s text:c="3"/></text:span><text:span text:style-name="T63">auto </text:span><text:span text:style-name="T37">hv </text:span><text:span text:style-name="T53">= haveValue(address);</text:span><text:span text:style-name="T86"><text:line-break/><text:line-break/></text:span><text:span text:style-name="T53"> <text:s text:c="3"/></text:span><text:span text:style-name="T90">total_misses </text:span><text:span text:style-name="T53">+= !</text:span><text:span text:style-name="T37">hv</text:span><text:span text:style-name="T53">.</text:span><text:span text:style-name="T90">first</text:span><text:span text:style-name="T53">;</text:span><text:span text:style-name="T86"><text:line-break/></text:span><text:span text:style-name="T53"> <text:s text:c="3"/></text:span><text:span text:style-name="T90">data</text:span><text:span text:style-name="T71">[</text:span><text:span text:style-name="T37">hv</text:span><text:span text:style-name="T53">.</text:span><text:span text:style-name="T90">second</text:span><text:span text:style-name="T71">]</text:span><text:span text:style-name="T53">.</text:span><text:span text:style-name="T90">values </text:span><text:span text:style-name="T71">= </text:span><text:span text:style-name="T53">new_row;</text:span><text:span text:style-name="T86"><text:line-break/></text:span><text:span text:style-name="T53">}</text:span><text:line-break/><text:span text:style-name="T31"><text:line-break/></text:span><text:span text:style-name="T30">Operative.h</text:span><text:span text:style-name="T31"><text:line-break/></text:span><text:span text:style-name="T45">#pragma </text:span><text:span text:style-name="T53">once</text:span><text:span text:style-name="T86"><text:line-break/><text:line-break/></text:span><text:span text:style-name="T46">#include </text:span><text:span text:style-name="T57">"../Loader/Loader.h"</text:span><text:span text:style-name="T86"><text:line-break/><text:line-break/></text:span><text:span text:style-name="T63">const unsigned long long </text:span><text:span text:style-name="T37">size </text:span><text:span text:style-name="T53">= </text:span><text:span text:style-name="T81">1024 </text:span><text:span text:style-name="T53">* </text:span><text:span text:style-name="T81">1024</text:span><text:span text:style-name="T53">;</text:span><text:span text:style-name="T86"><text:line-break/></text:span><text:span text:style-name="T63">const unsigned long long </text:span><text:span text:style-name="T37">cnt </text:span><text:span text:style-name="T53">= </text:span><text:span text:style-name="T81">6</text:span><text:span text:style-name="T53">;</text:span><text:span text:style-name="T86"><text:line-break/><text:line-break/></text:span><text:span text:style-name="T63">struct </text:span><text:span text:style-name="T71">Operative </text:span><text:span text:style-name="T53">: </text:span><text:span text:style-name="T63">public </text:span><text:span text:style-name="T71">Loader </text:span><text:span text:style-name="T53">{</text:span><text:span text:style-name="T86"><text:line-break/></text:span><text:span text:style-name="T53"> <text:s text:c="3"/></text:span><text:span text:style-name="T94">/* {x, y, z, xx, yy, zz} */</text:span><text:span text:style-name="T86"><text:line-break/></text:span><text:span text:style-name="T94"> <text:s text:c="3"/></text:span><text:span text:style-name="T63">double </text:span><text:span text:style-name="T90">ar</text:span><text:span text:style-name="T53">[</text:span><text:span text:style-name="T37">cnt</text:span><text:span text:style-name="T53">][</text:span><text:span text:style-name="T37">size</text:span><text:span text:style-name="T53">];</text:span><text:span text:style-name="T86"><text:line-break/><text:line-break/></text:span><text:span text:style-name="T53"> <text:s text:c="3"/></text:span><text:span text:style-name="T63">void </text:span><text:span text:style-name="T75">takePosition</text:span><text:span text:style-name="T53">(</text:span><text:span text:style-name="T67">address_type </text:span><text:span text:style-name="T53">address, </text:span><text:span text:style-name="T63">unsigned </text:span><text:span text:style-name="T53">&amp;i, </text:span><text:span text:style-name="T63">unsigned </text:span><text:span text:style-name="T53">&amp;j);</text:span><text:span text:style-name="T86"><text:line-break/><text:line-break/></text:span><text:span text:style-name="T53"> <text:s text:c="3"/></text:span><text:span text:style-name="T63">double </text:span><text:span text:style-name="T75">getValue</text:span><text:span text:style-name="T53">(</text:span><text:span text:style-name="T67">address_type </text:span><text:span text:style-name="T53">address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63">void </text:span><text:span text:style-name="T75">setValue</text:span><text:span text:style-name="T53">(</text:span><text:span text:style-name="T67">address_type </text:span><text:span text:style-name="T53">address, </text:span><text:span text:style-name="T63">double </text:span><text:span text:style-name="T53">value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</text:span><text:span text:style-name="T75">getRow</text:span><text:span text:style-name="T53">(</text:span><text:span text:style-name="T67">address_type </text:span><text:span text:style-name="T53">address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63">void </text:span><text:span text:style-name="T75">setRow</text:span><text:span text:style-name="T53">(</text:span><text:span text:style-name="T67">address_type </text:span><text:span text:style-name="T53">address, 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new_row) </text:span><text:span text:style-name="T63">override</text:span><text:span text:style-name="T53">;</text:span><text:span text:style-name="T86"><text:line-break/><text:line-break/></text:span><text:span text:style-name="T53"> <text:s text:c="3"/></text:span><text:span text:style-name="T75">Operative</text:span><text:span text:style-name="T53">();</text:span><text:span text:style-name="T86"><text:line-break/></text:span><text:span text:style-name="T53">};</text:span><text:line-break/><text:span text:style-name="T31"><text:line-break/><text:line-break/></text:span><text:span text:style-name="T30">Operative.cpp</text:span><text:span text:style-name="T31"><text:line-break/></text:span><text:span text:style-name="T45">#include </text:span><text:span text:style-name="T57">"Operative.h"</text:span><text:span text:style-name="T86"><text:line-break/></text:span><text:span text:style-name="T46">#include </text:span><text:span text:style-name="T57">&lt;cstdlib&gt;</text:span><text:span text:style-name="T86"><text:line-break/><text:line-break/></text:span><text:span text:style-name="T63">void </text:span><text:span text:style-name="T71">Operative</text:span><text:span text:style-name="T53">::</text:span><text:span text:style-name="T75">takePosition</text:span><text:span text:style-name="T53">(</text:span><text:span text:style-name="T67">address_type </text:span><text:span text:style-name="T53">address, </text:span><text:span text:style-name="T63">unsigned int </text:span><text:span text:style-name="T53">&amp;i, </text:span><text:span text:style-name="T63">unsigned int </text:span><text:span text:style-name="T53">&amp;j) {</text:span><text:span text:style-name="T86"><text:line-break/></text:span><text:span text:style-name="T53"> <text:s text:c="3"/>i = address / (</text:span><text:span text:style-name="T37">size </text:span><text:span text:style-name="T53">* </text:span><text:span text:style-name="T63">sizeof</text:span><text:span text:style-name="T53">(</text:span><text:span text:style-name="T63">double</text:span><text:span text:style-name="T53">));</text:span><text:span text:style-name="T86"><text:line-break/></text:span><text:soft-page-break/><text:span text:style-name="T53"> <text:s text:c="3"/>j = (address % (</text:span><text:span text:style-name="T37">size </text:span><text:span text:style-name="T53">* </text:span><text:span text:style-name="T63">sizeof</text:span><text:span text:style-name="T53">(</text:span><text:span text:style-name="T63">double</text:span><text:span text:style-name="T53">)) / </text:span><text:span text:style-name="T63">sizeof</text:span><text:span text:style-name="T53">(</text:span><text:span text:style-name="T63">double</text:span><text:span text:style-name="T53">));</text:span><text:span text:style-name="T86"><text:line-break/></text:span><text:span text:style-name="T53">}</text:span><text:span text:style-name="T86"><text:line-break/><text:line-break/></text:span><text:span text:style-name="T63">double </text:span><text:span text:style-name="T71">Operative</text:span><text:span text:style-name="T53">::</text:span><text:span text:style-name="T75">getValue</text:span><text:span text:style-name="T53">(</text:span><text:span text:style-name="T67">address_type </text:span><text:span text:style-name="T53">address) {</text:span><text:span text:style-name="T86"><text:line-break/></text:span><text:span text:style-name="T53"> <text:s text:c="3"/></text:span><text:span text:style-name="T63">unsigned </text:span><text:span text:style-name="T37">i</text:span><text:span text:style-name="T53">, </text:span><text:span text:style-name="T37">j</text:span><text:span text:style-name="T53">;</text:span><text:span text:style-name="T86"><text:line-break/></text:span><text:span text:style-name="T53"> <text:s text:c="3"/>takePosition(address, </text:span><text:span text:style-name="T37">i</text:span><text:span text:style-name="T53">, </text:span><text:span text:style-name="T37">j</text:span><text:span text:style-name="T53">);</text:span><text:span text:style-name="T86"><text:line-break/></text:span><text:span text:style-name="T53"> <text:s text:c="3"/></text:span><text:span text:style-name="T63">return </text:span><text:span text:style-name="T90">ar</text:span><text:span text:style-name="T53">[</text:span><text:span text:style-name="T37">i</text:span><text:span text:style-name="T53">][</text:span><text:span text:style-name="T37">j</text:span><text:span text:style-name="T53">];</text:span><text:span text:style-name="T86"><text:line-break/></text:span><text:span text:style-name="T53">}</text:span><text:span text:style-name="T86"><text:line-break/><text:line-break/></text:span><text:span text:style-name="T63">void </text:span><text:span text:style-name="T71">Operative</text:span><text:span text:style-name="T53">::</text:span><text:span text:style-name="T75">setValue</text:span><text:span text:style-name="T53">(</text:span><text:span text:style-name="T67">address_type </text:span><text:span text:style-name="T53">address, </text:span><text:span text:style-name="T63">double </text:span><text:span text:style-name="T53">value) {</text:span><text:span text:style-name="T86"><text:line-break/></text:span><text:span text:style-name="T53"> <text:s text:c="3"/></text:span><text:span text:style-name="T63">unsigned </text:span><text:span text:style-name="T37">i</text:span><text:span text:style-name="T53">, </text:span><text:span text:style-name="T37">j</text:span><text:span text:style-name="T53">;</text:span><text:span text:style-name="T86"><text:line-break/></text:span><text:span text:style-name="T53"> <text:s text:c="3"/>takePosition(address, </text:span><text:span text:style-name="T37">i</text:span><text:span text:style-name="T53">, </text:span><text:span text:style-name="T37">j</text:span><text:span text:style-name="T53">);</text:span><text:span text:style-name="T86"><text:line-break/></text:span><text:span text:style-name="T53"> <text:s text:c="3"/></text:span><text:span text:style-name="T90">ar</text:span><text:span text:style-name="T53">[</text:span><text:span text:style-name="T37">i</text:span><text:span text:style-name="T53">][</text:span><text:span text:style-name="T37">j</text:span><text:span text:style-name="T53">] = value;</text:span><text:span text:style-name="T86"><text:line-break/></text:span><text:span text:style-name="T53">}</text:span><text:span text:style-name="T86"><text:line-break/><text:line-break/></text:span><text:span text:style-name="T94">/* Заполним случайными данными */</text:span><text:span text:style-name="T86"><text:line-break/></text:span><text:span text:style-name="T71">Operative</text:span><text:span text:style-name="T53">::</text:span><text:span text:style-name="T75">Operative</text:span><text:span text:style-name="T53">() {</text:span><text:span text:style-name="T86"><text:line-break/></text:span><text:span text:style-name="T53"> <text:s text:c="3"/></text:span><text:span text:style-name="T63">for </text:span><text:span text:style-name="T53">(</text:span><text:span text:style-name="T63">unsigned </text:span><text:span text:style-name="T37">i </text:span><text:span text:style-name="T53">= </text:span><text:span text:style-name="T81">0</text:span><text:span text:style-name="T53">; </text:span><text:span text:style-name="T37">i </text:span><text:span text:style-name="T53">&lt; </text:span><text:span text:style-name="T37">cnt</text:span><text:span text:style-name="T53">; ++</text:span><text:span text:style-name="T37">i</text:span><text:span text:style-name="T53">) {</text:span><text:span text:style-name="T86"><text:line-break/></text:span><text:span text:style-name="T53"> <text:s text:c="7"/></text:span><text:span text:style-name="T63">for </text:span><text:span text:style-name="T53">(</text:span><text:span text:style-name="T63">unsigned </text:span><text:span text:style-name="T37">j </text:span><text:span text:style-name="T53">= </text:span><text:span text:style-name="T81">0</text:span><text:span text:style-name="T53">; </text:span><text:span text:style-name="T37">j </text:span><text:span text:style-name="T53">&lt; </text:span><text:span text:style-name="T37">size</text:span><text:span text:style-name="T53">; ++</text:span><text:span text:style-name="T37">j</text:span><text:span text:style-name="T53">) {</text:span><text:span text:style-name="T86"><text:line-break/></text:span><text:span text:style-name="T53"> <text:s text:c="11"/></text:span><text:span text:style-name="T90">ar</text:span><text:span text:style-name="T53">[</text:span><text:span text:style-name="T37">i</text:span><text:span text:style-name="T53">][</text:span><text:span text:style-name="T37">j</text:span><text:span text:style-name="T53">] = rand();</text:span><text:span text:style-name="T86"><text:line-break/></text:span><text:span text:style-name="T53"> <text:s text:c="7"/>}</text:span><text:span text:style-name="T86"><text:line-break/></text:span><text:span text:style-name="T53"> <text:s text:c="3"/>}</text:span><text:span text:style-name="T86"><text:line-break/></text:span><text:span text:style-name="T53">}</text:span><text:span text:style-name="T86"><text:line-break/><text:line-break/>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</text:span><text:span text:style-name="T71">Operative</text:span><text:span text:style-name="T53">::</text:span><text:span text:style-name="T75">getRow</text:span><text:span text:style-name="T53">(</text:span><text:span text:style-name="T67">address_type </text:span><text:span text:style-name="T53">address) {</text:span><text:span text:style-name="T86"><text:line-break/></text:span><text:span text:style-name="T53"> <text:s text:c="3"/>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</text:span><text:span text:style-name="T37">ret</text:span><text:span text:style-name="T53">(</text:span><text:span text:style-name="T81">8</text:span><text:span text:style-name="T53">);</text:span><text:span text:style-name="T86"><text:line-break/></text:span><text:span text:style-name="T53"> <text:s text:c="3"/></text:span><text:span text:style-name="T63">unsigned </text:span><text:span text:style-name="T37">i</text:span><text:span text:style-name="T53">, </text:span><text:span text:style-name="T37">j</text:span><text:span text:style-name="T53">;</text:span><text:span text:style-name="T86"><text:line-break/></text:span><text:span text:style-name="T53"> <text:s text:c="3"/>takePosition(address, </text:span><text:span text:style-name="T37">i</text:span><text:span text:style-name="T53">, </text:span><text:span text:style-name="T37">j</text:span><text:span text:style-name="T53">);</text:span><text:span text:style-name="T86"><text:line-break/></text:span><text:span text:style-name="T53"> <text:s text:c="3"/></text:span><text:span text:style-name="T63">for </text:span><text:span text:style-name="T53">(</text:span><text:span text:style-name="T63">int </text:span><text:span text:style-name="T37">k </text:span><text:span text:style-name="T53">= </text:span><text:span text:style-name="T37">j</text:span><text:span text:style-name="T53">; </text:span><text:span text:style-name="T37">k </text:span><text:span text:style-name="T53">&lt; </text:span><text:span text:style-name="T37">j </text:span><text:span text:style-name="T53">+ </text:span><text:span text:style-name="T37">ret</text:span><text:span text:style-name="T53">.size(); ++</text:span><text:span text:style-name="T37">k</text:span><text:span text:style-name="T53">)</text:span><text:span text:style-name="T86"><text:line-break/></text:span><text:span text:style-name="T53"> <text:s text:c="7"/></text:span><text:span text:style-name="T37">ret</text:span><text:span text:style-name="T71">[</text:span><text:span text:style-name="T37">k </text:span><text:span text:style-name="T53">- </text:span><text:span text:style-name="T37">j</text:span><text:span text:style-name="T71">] </text:span><text:span text:style-name="T53">= </text:span><text:span text:style-name="T90">ar</text:span><text:span text:style-name="T53">[</text:span><text:span text:style-name="T37">i</text:span><text:span text:style-name="T53">][</text:span><text:span text:style-name="T37">k</text:span><text:span text:style-name="T53">];</text:span><text:span text:style-name="T86"><text:line-break/></text:span><text:span text:style-name="T53"> <text:s text:c="3"/></text:span><text:span text:style-name="T63">return </text:span><text:span text:style-name="T37">ret</text:span><text:span text:style-name="T53">;</text:span><text:span text:style-name="T86"><text:line-break/></text:span><text:span text:style-name="T53">}</text:span><text:span text:style-name="T86"><text:line-break/><text:line-break/></text:span><text:span text:style-name="T63">void </text:span><text:span text:style-name="T71">Operative</text:span><text:span text:style-name="T53">::</text:span><text:span text:style-name="T75">setRow</text:span><text:span text:style-name="T53">(</text:span><text:span text:style-name="T67">address_type </text:span><text:span text:style-name="T53">address, </text:span><text:span text:style-name="T71">std</text:span><text:span text:style-name="T53">::</text:span><text:span text:style-name="T71">vector</text:span><text:span text:style-name="T53">&lt;</text:span><text:span text:style-name="T63">double</text:span><text:span text:style-name="T53">&gt; new_row) {</text:span><text:span text:style-name="T86"><text:line-break/></text:span><text:span text:style-name="T53"> <text:s text:c="3"/></text:span><text:span text:style-name="T63">unsigned </text:span><text:span text:style-name="T37">i</text:span><text:span text:style-name="T53">, </text:span><text:span text:style-name="T37">j</text:span><text:span text:style-name="T53">;</text:span><text:span text:style-name="T86"><text:line-break/></text:span><text:span text:style-name="T53"> <text:s text:c="3"/>takePosition(address, </text:span><text:span text:style-name="T37">i</text:span><text:span text:style-name="T53">, </text:span><text:span text:style-name="T37">j</text:span><text:span text:style-name="T53">);</text:span><text:span text:style-name="T86"><text:line-break/></text:span><text:span text:style-name="T53"> <text:s text:c="3"/></text:span><text:span text:style-name="T63">for </text:span><text:span text:style-name="T53">(</text:span><text:span text:style-name="T63">int </text:span><text:span text:style-name="T37">k </text:span><text:span text:style-name="T53">= </text:span><text:span text:style-name="T37">j</text:span><text:span text:style-name="T53">; </text:span><text:span text:style-name="T37">k </text:span><text:span text:style-name="T53">&lt; </text:span><text:span text:style-name="T37">j </text:span><text:span text:style-name="T53">+ new_row.size(); ++</text:span><text:span text:style-name="T37">k</text:span><text:span text:style-name="T53">) {</text:span><text:span text:style-name="T86"><text:line-break/></text:span><text:span text:style-name="T53"> <text:s text:c="7"/></text:span><text:span text:style-name="T90">ar</text:span><text:span text:style-name="T53">[</text:span><text:span text:style-name="T37">i</text:span><text:span text:style-name="T53">][</text:span><text:span text:style-name="T37">k</text:span><text:span text:style-name="T53">] = new_row</text:span><text:span text:style-name="T71">[</text:span><text:span text:style-name="T37">k </text:span><text:span text:style-name="T53">- </text:span><text:span text:style-name="T37">j</text:span><text:span text:style-name="T71">]</text:span><text:span text:style-name="T53">;</text:span><text:span text:style-name="T86"><text:line-break/></text:span><text:span text:style-name="T53"> <text:s text:c="3"/>}</text:span><text:span text:style-name="T86"><text:line-break/></text:span><text:span text:style-name="T53">}</text:span><text:span text:style-name="T86"><text:line-break/></text:span><text:span text:style-name="T31"><text:line-break/></text:span><text:span text:style-name="T30">main.cpp</text:span><text:span text:style-name="T31"><text:line-break/></text:span><text:span text:style-name="T45">#include </text:span><text:span text:style-name="T57">&lt;iostream&gt;</text:span><text:span text:style-name="T86"><text:line-break/></text:span><text:span text:style-name="T46">#include </text:span><text:span text:style-name="T57">&lt;iomanip&gt;</text:span><text:span text:style-name="T86"><text:line-break/></text:span><text:soft-page-break/><text:span text:style-name="T46">#include </text:span><text:span text:style-name="T57">"Cache/Cache.h"</text:span><text:span text:style-name="T86"><text:line-break/></text:span><text:span text:style-name="T46">#include </text:span><text:span text:style-name="T57">"Operative/Operative.h"</text:span><text:span text:style-name="T86"><text:line-break/><text:line-break/></text:span><text:span text:style-name="T63">const unsigned </text:span><text:span text:style-name="T37">L1_associativity </text:span><text:span text:style-name="T53">= </text:span><text:span text:style-name="T81">4</text:span><text:span text:style-name="T53">;</text:span><text:span text:style-name="T86"><text:line-break/></text:span><text:span text:style-name="T63">const unsigned </text:span><text:span text:style-name="T37">L1_volume </text:span><text:span text:style-name="T53">= </text:span><text:span text:style-name="T81">32 </text:span><text:span text:style-name="T53">* </text:span><text:span text:style-name="T81">1024</text:span><text:span text:style-name="T53">;</text:span><text:span text:style-name="T86"><text:line-break/></text:span><text:span text:style-name="T63">const unsigned </text:span><text:span text:style-name="T37">L1_row_size </text:span><text:span text:style-name="T53">= </text:span><text:span text:style-name="T81">64</text:span><text:span text:style-name="T53">;</text:span><text:span text:style-name="T86"><text:line-break/><text:line-break/></text:span><text:span text:style-name="T63">const unsigned </text:span><text:span text:style-name="T37">L2_associativity </text:span><text:span text:style-name="T53">= </text:span><text:span text:style-name="T81">8</text:span><text:span text:style-name="T53">;</text:span><text:span text:style-name="T86"><text:line-break/></text:span><text:span text:style-name="T63">const unsigned </text:span><text:span text:style-name="T37">L2_volume </text:span><text:span text:style-name="T53">= </text:span><text:span text:style-name="T81">1024 </text:span><text:span text:style-name="T53">* </text:span><text:span text:style-name="T81">1024</text:span><text:span text:style-name="T53">;</text:span><text:span text:style-name="T86"><text:line-break/></text:span><text:span text:style-name="T63">const unsigned </text:span><text:span text:style-name="T37">L2_row_size </text:span><text:span text:style-name="T53">= </text:span><text:span text:style-name="T81">64</text:span><text:span text:style-name="T53">;</text:span><text:span text:style-name="T86"><text:line-break/><text:line-break/></text:span><text:span text:style-name="T71">Operative </text:span><text:span text:style-name="T37">operative</text:span><text:span text:style-name="T53">; </text:span><text:span text:style-name="T94">// содержит 6 массивов из объявления</text:span><text:span text:style-name="T86"><text:line-break/></text:span><text:span text:style-name="T71">Cache </text:span><text:span text:style-name="T37">L2</text:span><text:span text:style-name="T53">(</text:span><text:span text:style-name="T37">L2_associativity</text:span><text:span text:style-name="T53">, </text:span><text:span text:style-name="T37">L2_volume</text:span><text:span text:style-name="T53">, </text:span><text:span text:style-name="T37">L2_row_size</text:span><text:span text:style-name="T53">, &amp;</text:span><text:span text:style-name="T37">operative</text:span><text:span text:style-name="T53">);</text:span><text:span text:style-name="T86"><text:line-break/></text:span><text:span text:style-name="T71">Cache </text:span><text:span text:style-name="T37">L1</text:span><text:span text:style-name="T53">(</text:span><text:span text:style-name="T37">L1_associativity</text:span><text:span text:style-name="T53">, </text:span><text:span text:style-name="T37">L1_volume</text:span><text:span text:style-name="T53">, </text:span><text:span text:style-name="T37">L1_row_size</text:span><text:span text:style-name="T53">, &amp;</text:span><text:span text:style-name="T37">L2</text:span><text:span text:style-name="T53">);</text:span><text:span text:style-name="T86"><text:line-break/><text:line-break/></text:span><text:span text:style-name="T67">address_type </text:span><text:span text:style-name="T75">getAddress</text:span><text:span text:style-name="T53">(</text:span><text:span text:style-name="T63">unsigned </text:span><text:span text:style-name="T53">mas_id, </text:span><text:span text:style-name="T63">unsigned </text:span><text:span text:style-name="T53">elem_id) {</text:span><text:span text:style-name="T86"><text:line-break/></text:span><text:span text:style-name="T53"> <text:s text:c="3"/></text:span><text:span text:style-name="T63">return </text:span><text:span text:style-name="T53">(</text:span><text:span text:style-name="T81">1ull</text:span><text:span text:style-name="T53">) * </text:span><text:span text:style-name="T63">sizeof</text:span><text:span text:style-name="T53">(</text:span><text:span text:style-name="T63">double</text:span><text:span text:style-name="T53">) * (mas_id * </text:span><text:span text:style-name="T37">size </text:span><text:span text:style-name="T53">+ elem_id);</text:span><text:span text:style-name="T86"><text:line-break/></text:span><text:span text:style-name="T53">}</text:span><text:span text:style-name="T86"><text:line-break/><text:line-break/></text:span><text:span text:style-name="T63">double </text:span><text:span text:style-name="T75">getValue</text:span><text:span text:style-name="T53">(</text:span><text:span text:style-name="T63">unsigned </text:span><text:span text:style-name="T53">mas_id, </text:span><text:span text:style-name="T63">unsigned </text:span><text:span text:style-name="T53">elem_id) {</text:span><text:span text:style-name="T86"><text:line-break/></text:span><text:span text:style-name="T53"> <text:s text:c="3"/></text:span><text:span text:style-name="T63">return </text:span><text:span text:style-name="T37">L1</text:span><text:span text:style-name="T53">.getValue(getAddress(mas_id, elem_id));</text:span><text:span text:style-name="T86"><text:line-break/></text:span><text:span text:style-name="T53">}</text:span><text:span text:style-name="T86"><text:line-break/><text:line-break/></text:span><text:span text:style-name="T63">void </text:span><text:span text:style-name="T75">setValue</text:span><text:span text:style-name="T53">(</text:span><text:span text:style-name="T63">unsigned </text:span><text:span text:style-name="T53">mas_id, </text:span><text:span text:style-name="T63">unsigned </text:span><text:span text:style-name="T53">elem_id, </text:span><text:span text:style-name="T63">double </text:span><text:span text:style-name="T53">value) {</text:span><text:span text:style-name="T86"><text:line-break/></text:span><text:span text:style-name="T53"> <text:s text:c="3"/></text:span><text:span text:style-name="T37">L1</text:span><text:span text:style-name="T53">.setValue(getAddress(mas_id, elem_id), value);</text:span><text:span text:style-name="T86"><text:line-break/></text:span><text:span text:style-name="T53">}</text:span><text:span text:style-name="T86"><text:line-break/><text:line-break/></text:span><text:span text:style-name="T63">enum </text:span><text:span text:style-name="T71">ids </text:span><text:span text:style-name="T53">{</text:span><text:span text:style-name="T86"><text:line-break/></text:span><text:span text:style-name="T53"> <text:s text:c="3"/></text:span><text:span text:style-name="T98">x</text:span><text:span text:style-name="T53">, </text:span><text:span text:style-name="T98">y</text:span><text:span text:style-name="T53">, </text:span><text:span text:style-name="T98">z</text:span><text:span text:style-name="T53">, </text:span><text:span text:style-name="T98">xx</text:span><text:span text:style-name="T53">, </text:span><text:span text:style-name="T98">yy</text:span><text:span text:style-name="T53">, </text:span><text:span text:style-name="T98">zz</text:span><text:span text:style-name="T86"><text:line-break/></text:span><text:span text:style-name="T53">};</text:span><text:span text:style-name="T86"><text:line-break/><text:line-break/></text:span><text:span text:style-name="T94">// тестируемая функция</text:span><text:span text:style-name="T86"><text:line-break/></text:span><text:span text:style-name="T63">void </text:span><text:span text:style-name="T75">f</text:span><text:span text:style-name="T53">(</text:span><text:span text:style-name="T63">double </text:span><text:span text:style-name="T53">w) {</text:span><text:span text:style-name="T86"><text:line-break/></text:span><text:span text:style-name="T53"> <text:s text:c="3"/></text:span><text:span text:style-name="T63">for </text:span><text:span text:style-name="T53">(</text:span><text:span text:style-name="T63">unsigned int </text:span><text:span text:style-name="T37">i </text:span><text:span text:style-name="T53">= </text:span><text:span text:style-name="T81">0</text:span><text:span text:style-name="T53">; </text:span><text:span text:style-name="T37">i </text:span><text:span text:style-name="T53">&lt; </text:span><text:span text:style-name="T37">size</text:span><text:span text:style-name="T53">; ++</text:span><text:span text:style-name="T37">i</text:span><text:span text:style-name="T53">) {</text:span><text:span text:style-name="T86"><text:line-break/></text:span><text:span text:style-name="T53"> <text:s text:c="7"/></text:span><text:span text:style-name="T63">double </text:span><text:span text:style-name="T37">w1 </text:span><text:span text:style-name="T53">= getValue(</text:span><text:span text:style-name="T98">xx</text:span><text:span text:style-name="T53">, </text:span><text:span text:style-name="T37">i</text:span><text:span text:style-name="T53">) * w;</text:span><text:span text:style-name="T86"><text:line-break/></text:span><text:span text:style-name="T53"> <text:s text:c="7"/></text:span><text:span text:style-name="T63">double </text:span><text:span text:style-name="T37">w2 </text:span><text:span text:style-name="T53">= getValue(</text:span><text:span text:style-name="T98">x</text:span><text:span text:style-name="T53">, </text:span><text:span text:style-name="T37">i</text:span><text:span text:style-name="T53">);</text:span><text:span text:style-name="T86"><text:line-break/></text:span><text:span text:style-name="T53"> <text:s text:c="7"/>setValue(</text:span><text:span text:style-name="T98">x</text:span><text:span text:style-name="T53">, </text:span><text:span text:style-name="T37">i</text:span><text:span text:style-name="T53">, </text:span><text:span text:style-name="T37">w1 </text:span><text:span text:style-name="T53">+ </text:span><text:span text:style-name="T37">w2</text:span><text:span text:style-name="T53">);</text:span><text:span text:style-name="T86"><text:line-break/></text:span><text:span text:style-name="T53"> <text:s text:c="3"/>}</text:span><text:span text:style-name="T86"><text:line-break/><text:line-break/></text:span><text:span text:style-name="T53"> <text:s text:c="3"/></text:span><text:span text:style-name="T63">for </text:span><text:span text:style-name="T53">(</text:span><text:span text:style-name="T63">unsigned int </text:span><text:span text:style-name="T37">i </text:span><text:span text:style-name="T53">= </text:span><text:span text:style-name="T81">0</text:span><text:span text:style-name="T53">; </text:span><text:span text:style-name="T37">i </text:span><text:span text:style-name="T53">&lt; </text:span><text:span text:style-name="T37">size</text:span><text:span text:style-name="T53">; ++</text:span><text:span text:style-name="T37">i</text:span><text:span text:style-name="T53">) {</text:span><text:span text:style-name="T86"><text:line-break/></text:span><text:span text:style-name="T53"> <text:s text:c="7"/></text:span><text:span text:style-name="T63">double </text:span><text:span text:style-name="T37">temp </text:span><text:span text:style-name="T53">= getValue(</text:span><text:span text:style-name="T98">yy</text:span><text:span text:style-name="T53">, </text:span><text:span text:style-name="T37">i</text:span><text:span text:style-name="T53">) * w + getValue(</text:span><text:span text:style-name="T98">y</text:span><text:span text:style-name="T53">, </text:span><text:span text:style-name="T37">i</text:span><text:span text:style-name="T53">);</text:span><text:span text:style-name="T86"><text:line-break/></text:span><text:span text:style-name="T53"> <text:s text:c="7"/>setValue(</text:span><text:span text:style-name="T98">y</text:span><text:span text:style-name="T53">, </text:span><text:span text:style-name="T37">i</text:span><text:span text:style-name="T53">, </text:span><text:span text:style-name="T37">temp</text:span><text:span text:style-name="T53">);</text:span><text:span text:style-name="T86"><text:line-break/></text:span><text:span text:style-name="T53"> <text:s text:c="3"/>}</text:span><text:span text:style-name="T86"><text:line-break/><text:line-break/></text:span><text:span text:style-name="T53"> <text:s text:c="3"/></text:span><text:span text:style-name="T63">for </text:span><text:span text:style-name="T53">(</text:span><text:span text:style-name="T63">unsigned int </text:span><text:span text:style-name="T37">i </text:span><text:span text:style-name="T53">= </text:span><text:span text:style-name="T81">0</text:span><text:span text:style-name="T53">; </text:span><text:span text:style-name="T37">i </text:span><text:span text:style-name="T53">&lt; </text:span><text:span text:style-name="T37">size</text:span><text:span text:style-name="T53">; ++</text:span><text:span text:style-name="T37">i</text:span><text:span text:style-name="T53">) {</text:span><text:span text:style-name="T86"><text:line-break/></text:span><text:soft-page-break/><text:span text:style-name="T53"> <text:s text:c="7"/></text:span><text:span text:style-name="T63">double </text:span><text:span text:style-name="T37">temp </text:span><text:span text:style-name="T53">= getValue(</text:span><text:span text:style-name="T98">zz</text:span><text:span text:style-name="T53">, </text:span><text:span text:style-name="T37">i</text:span><text:span text:style-name="T53">) * w + getValue(</text:span><text:span text:style-name="T98">z</text:span><text:span text:style-name="T53">, </text:span><text:span text:style-name="T37">i</text:span><text:span text:style-name="T53">);</text:span><text:span text:style-name="T86"><text:line-break/></text:span><text:span text:style-name="T53"> <text:s text:c="7"/>setValue(</text:span><text:span text:style-name="T98">z</text:span><text:span text:style-name="T53">, </text:span><text:span text:style-name="T37">i</text:span><text:span text:style-name="T53">, </text:span><text:span text:style-name="T37">temp</text:span><text:span text:style-name="T53">);</text:span><text:span text:style-name="T86"><text:line-break/></text:span><text:span text:style-name="T53"> <text:s text:c="3"/>}</text:span><text:span text:style-name="T86"><text:line-break/></text:span><text:span text:style-name="T53">}</text:span><text:span text:style-name="T86"><text:line-break/><text:line-break/></text:span><text:span text:style-name="T63">int </text:span><text:span text:style-name="T75">main</text:span><text:span text:style-name="T53">() {</text:span><text:span text:style-name="T86"><text:line-break/></text:span><text:span text:style-name="T53"> <text:s text:c="3"/></text:span><text:span text:style-name="T71">std</text:span><text:span text:style-name="T53">::</text:span><text:span text:style-name="T37">cout</text:span><text:span text:style-name="T53">.setf(</text:span><text:span text:style-name="T71">std</text:span><text:span text:style-name="T53">::</text:span><text:span text:style-name="T67">ios</text:span><text:span text:style-name="T53">::</text:span><text:span text:style-name="T90">fixed</text:span><text:span text:style-name="T53">);</text:span><text:span text:style-name="T86"><text:line-break/></text:span><text:span text:style-name="T53"> <text:s text:c="3"/></text:span><text:span text:style-name="T71">std</text:span><text:span text:style-name="T53">::</text:span><text:span text:style-name="T37">cout</text:span><text:span text:style-name="T53">.precision(</text:span><text:span text:style-name="T81">10</text:span><text:span text:style-name="T53">);</text:span><text:span text:style-name="T86"><text:line-break/><text:line-break/></text:span><text:span text:style-name="T53"> <text:s text:c="3"/></text:span><text:span text:style-name="T63">double </text:span><text:span text:style-name="T37">w </text:span><text:span text:style-name="T53">= </text:span><text:span text:style-name="T81">239.0</text:span><text:span text:style-name="T53">;</text:span><text:span text:style-name="T86"><text:line-break/></text:span><text:span text:style-name="T53"> <text:s text:c="3"/>f(</text:span><text:span text:style-name="T37">w</text:span><text:span text:style-name="T53">);</text:span><text:span text:style-name="T86"><text:line-break/><text:line-break/></text:span><text:span text:style-name="T53"> <text:s text:c="3"/></text:span><text:span text:style-name="T71">std</text:span><text:span text:style-name="T53">::</text:span><text:span text:style-name="T37">cout </text:span><text:span text:style-name="T71">&lt;&lt; </text:span><text:span text:style-name="T57">"L1's percent is: " </text:span><text:span text:style-name="T71">&lt;&lt; </text:span><text:span text:style-name="T37">L1</text:span><text:span text:style-name="T53">.getPercent() </text:span><text:span text:style-name="T71">&lt;&lt; std</text:span><text:span text:style-name="T53">::endl;</text:span><text:span text:style-name="T86"><text:line-break/></text:span><text:span text:style-name="T53"> <text:s text:c="3"/></text:span><text:span text:style-name="T71">std</text:span><text:span text:style-name="T53">::</text:span><text:span text:style-name="T37">cout </text:span><text:span text:style-name="T71">&lt;&lt; </text:span><text:span text:style-name="T57">"L2's percent is: " </text:span><text:span text:style-name="T71">&lt;&lt; </text:span><text:span text:style-name="T37">L2</text:span><text:span text:style-name="T53">.getPercent() </text:span><text:span text:style-name="T71">&lt;&lt; std</text:span><text:span text:style-name="T53">::endl;</text:span><text:span text:style-name="T86"><text:line-break/><text:line-break/></text:span><text:span text:style-name="T53"> <text:s text:c="3"/></text:span><text:span text:style-name="T37">L1</text:span><text:span text:style-name="T53">.reset_cache();</text:span><text:span text:style-name="T86"><text:line-break/></text:span><text:span text:style-name="T53"> <text:s text:c="3"/></text:span><text:span text:style-name="T37">L2</text:span><text:span text:style-name="T53">.reset_cache();</text:span><text:span text:style-name="T86"><text:line-break/><text:line-break/></text:span><text:span text:style-name="T53"> <text:s text:c="3"/></text:span><text:span text:style-name="T63">return </text:span><text:span text:style-name="T81">0</text:span><text:span text:style-name="T53">;</text:span><text:span text:style-name="T86"><text:line-break/></text:span><text:span text:style-name="T53">}</text:span><text:span text:style-name="T86"><text:line-break/></text:span></text:p>
      <text:p text:style-name="P20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Consolas" svg:font-family="Consolas" style:font-family-generic="swiss" style:font-pitch="fixed"/>
    <style:font-face style:name="JetBrains Mono" svg:font-family="'JetBrains Mono'" style:font-family-generic="swiss" style:font-pitch="fixed"/>
    <style:font-face style:name="Arial" svg:font-family="Arial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3:40:44.071760967</meta:creation-date>
    <meta:generator>LibreOffice/6.4.7.2$Linux_X86_64 LibreOffice_project/40$Build-2</meta:generator>
    <dc:date>2021-11-14T14:23:26.022348251</dc:date>
    <meta:editing-duration>PT43M49S</meta:editing-duration>
    <meta:editing-cycles>8</meta:editing-cycles>
    <meta:document-statistic meta:table-count="1" meta:image-count="0" meta:object-count="0" meta:page-count="13" meta:paragraph-count="46" meta:word-count="2165" meta:character-count="16607" meta:non-whitespace-character-count="13445"/>
  </office:meta>
</office:document-meta>
</file>